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co1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88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1.108cm"/>
    </style:style>
    <style:style style:name="co13" style:family="table-column">
      <style:table-column-properties fo:break-before="auto" style:column-width="0.169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15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93cm"/>
    </style:style>
    <style:style style:name="co27" style:family="table-column">
      <style:table-column-properties fo:break-before="auto" style:column-width="1.293cm"/>
    </style:style>
    <style:style style:name="co28" style:family="table-column">
      <style:table-column-properties fo:break-before="auto" style:column-width="0.91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857cm"/>
    </style:style>
    <style:style style:name="co31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9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02" style:family="table-cell" style:parent-style-name="Default">
      <style:text-properties fo:font-size="12pt" style:font-size-asian="12pt" style:font-size-complex="12pt"/>
    </style:style>
    <style:style style:name="ce203" style:family="table-cell" style:parent-style-name="Default" style:data-style-name="N36"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93" style:family="table-cell" style:parent-style-name="Default" style:data-style-name="N111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1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9" style:family="table-cell" style:parent-style-name="Default" style:data-style-name="N1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0" style:family="table-cell" style:parent-style-name="Default" style:data-style-name="N111">
      <style:table-cell-properties fo:background-color="#cccccc"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37" style:family="table-cell" style:parent-style-name="Default" style:data-style-name="N111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15" style:family="table-cell" style:parent-style-name="Default">
      <style:text-properties fo:font-size="12pt" style:font-size-asian="12pt" style:font-size-complex="12pt"/>
    </style:style>
    <style:style style:name="ce216" style:family="table-cell" style:parent-style-name="Default" style:data-style-name="N36"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9" table:default-cell-style-name="ce6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24" table:default-cell-style-name="ce19"/>
        <table:table-column table:style-name="co25" table:default-cell-style-name="ce72"/>
        <table:table-column table:style-name="co26" table:default-cell-style-name="ce110"/>
        <table:table-column table:style-name="co27" table:default-cell-style-name="ce110"/>
        <table:table-column table:style-name="co28" table:default-cell-style-name="ce181"/>
        <table:table-column table:style-name="co29" table:default-cell-style-name="ce110"/>
        <table:table-column table:style-name="co30" table:default-cell-style-name="ce53"/>
        <table:table-column table:style-name="co31" table:number-columns-repeated="2" table:default-cell-style-name="ce53"/>
        <table:table-column table:style-name="co16" table:number-columns-repeated="1008" table:default-cell-style-name="ce53"/>
        <table:table-row table:style-name="ro3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3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office:value-type="string" calcext:value-type="string">
            <text:p>kap</text:p>
          </table:table-cell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8" office:value-type="string" calcext:value-type="string" table:number-columns-spanned="2" table:number-rows-spanned="1">
            <text:p>reaktif</text:p>
          </table:table-cell>
          <table:covered-table-cell table:style-name="ce65"/>
          <table:table-cell office:value-type="string" calcext:value-type="string">
            <text:p>gnlk</text:p>
          </table:table-cell>
          <table:table-cell table:style-name="ce115" office:value-type="string" calcext:value-type="string">
            <text:p>ind.</text:p>
          </table:table-cell>
          <table:table-cell table:style-name="ce132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3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/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 office:value-type="string" calcext:value-type="string">
            <text:p>gclk</text:p>
          </table:table-cell>
          <table:table-cell table:style-name="ce117" office:value-type="string" calcext:value-type="string">
            <text:p><text:s/>&lt; %20</text:p>
          </table:table-cell>
          <table:table-cell table:style-name="ce134" office:value-type="string" calcext:value-type="string">
            <text:p>&lt; %15</text:p>
          </table:table-cell>
          <table:table-cell office:value-type="string" calcext:value-type="string">
            <text:p>ölçüm</text:p>
          </table:table-cell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 office:value-type="string" calcext:value-type="string">
            <text:p>fark</text:p>
          </table:table-cell>
          <table:table-cell table:style-name="ce89"/>
          <table:table-cell table:style-name="ce120"/>
          <table:table-cell table:style-name="ce182" office:value-type="string" calcext:value-type="string">
            <text:p>saati</text:p>
          </table:table-cell>
          <table:table-cell table:style-name="ce174" office:value-type="string" calcext:value-type="string">
            <text:p>fark</text:p>
          </table:table-cell>
          <table:table-cell table:style-name="ce174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01" table:formula="of:=IF([.G6]/[.F6]*100&gt;20;TEXT([.G6]/[.F6]*100;&quot;##,## CZ&quot;);TEXT([.G6]/[.F6]*100;&quot;##,##&quot;))" office:value-type="string" office:string-value="4,64" calcext:value-type="string">
            <text:p>4,64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01" table:formula="of:=IF([.G7]/[.F7]*100&gt;20;TEXT([.G7]/[.F7]*100;&quot;##,## CZ&quot;);TEXT([.G7]/[.F7]*100;&quot;##,##&quot;))" office:value-type="string" office:string-value="10,77" calcext:value-type="string">
            <text:p>10,77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01" table:formula="of:=IF([.G8]/[.F8]*100&gt;20;TEXT([.G8]/[.F8]*100;&quot;##,## CZ&quot;);TEXT([.G8]/[.F8]*100;&quot;##,##&quot;))" office:value-type="string" office:string-value="9,75" calcext:value-type="string">
            <text:p>9,75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01" table:formula="of:=IF([.G9]/[.F9]*100&gt;20;TEXT([.G9]/[.F9]*100;&quot;##,## CZ&quot;);TEXT([.G9]/[.F9]*100;&quot;##,##&quot;))" office:value-type="string" office:string-value="10,8" calcext:value-type="string">
            <text:p>10,8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01" table:formula="of:=IF([.G10]/[.F10]*100&gt;20;TEXT([.G10]/[.F10]*100;&quot;##,## CZ&quot;);TEXT([.G10]/[.F10]*100;&quot;##,##&quot;))" office:value-type="string" office:string-value="14,05" calcext:value-type="string">
            <text:p>14,05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01" table:formula="of:=IF([.G11]/[.F11]*100&gt;20;TEXT([.G11]/[.F11]*100;&quot;##,## CZ&quot;);TEXT([.G11]/[.F11]*100;&quot;##,##&quot;))" office:value-type="string" office:string-value="13,43" calcext:value-type="string">
            <text:p>13,43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01" table:formula="of:=IF([.G12]/[.F12]*100&gt;20;TEXT([.G12]/[.F12]*100;&quot;##,## CZ&quot;);TEXT([.G12]/[.F12]*100;&quot;##,##&quot;))" office:value-type="string" office:string-value="10,94" calcext:value-type="string">
            <text:p>10,94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01" table:formula="of:=IF([.G13]/[.F13]*100&gt;20;TEXT([.G13]/[.F13]*100;&quot;##,## CZ&quot;);TEXT([.G13]/[.F13]*100;&quot;##,##&quot;))" office:value-type="string" office:string-value="10,42" calcext:value-type="string">
            <text:p>10,42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01" table:formula="of:=IF([.G14]/[.F14]*100&gt;20;TEXT([.G14]/[.F14]*100;&quot;##,## CZ&quot;);TEXT([.G14]/[.F14]*100;&quot;##,##&quot;))" office:value-type="string" office:string-value="14,54" calcext:value-type="string">
            <text:p>14,54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01" table:formula="of:=IF([.G15]/[.F15]*100&gt;20;TEXT([.G15]/[.F15]*100;&quot;##,## CZ&quot;);TEXT([.G15]/[.F15]*100;&quot;##,##&quot;))" office:value-type="string" office:string-value="15,29" calcext:value-type="string">
            <text:p>15,29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01" table:formula="of:=IF([.G16]/[.F16]*100&gt;20;TEXT([.G16]/[.F16]*100;&quot;##,## CZ&quot;);TEXT([.G16]/[.F16]*100;&quot;##,##&quot;))" office:value-type="string" office:string-value="13,06" calcext:value-type="string">
            <text:p>13,06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101" table:formula="of:=IF([.G17]/[.F17]*100&gt;20;TEXT([.G17]/[.F17]*100;&quot;##,## CZ&quot;);TEXT([.G17]/[.F17]*100;&quot;##,##&quot;))" office:value-type="string" office:string-value="6,63" calcext:value-type="string">
            <text:p>6,63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3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93"/>
          <table:table-cell table:style-name="ce101" table:formula="of:=IF([.G18]/[.F18]*100&gt;20;TEXT([.G18]/[.F18]*100;&quot;##,## CZ&quot;);TEXT([.G18]/[.F18]*100;&quot;##,##&quot;))" office:value-type="string" office:string-value="4,11" calcext:value-type="string">
            <text:p>4,11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1" table:formula="of:=IF([.G20]/[.F20]*100&gt;20;TEXT([.G20]/[.F20]*100;&quot;##,## CZ&quot;);TEXT([.G20]/[.F20]*100;&quot;##,##&quot;))" office:value-type="string" office:string-value="4,43" calcext:value-type="string">
            <text:p>4,43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1" table:formula="of:=IF([.G21]/[.F21]*100&gt;20;TEXT([.G21]/[.F21]*100;&quot;##,## CZ&quot;);TEXT([.G21]/[.F21]*100;&quot;##,##&quot;))" office:value-type="string" office:string-value="4,35" calcext:value-type="string">
            <text:p>4,35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1" table:formula="of:=IF([.G22]/[.F22]*100&gt;20;TEXT([.G22]/[.F22]*100;&quot;##,## CZ&quot;);TEXT([.G22]/[.F22]*100;&quot;##,##&quot;))" office:value-type="string" office:string-value="4,18" calcext:value-type="string">
            <text:p>4,18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1" table:formula="of:=IF([.G23]/[.F23]*100&gt;20;TEXT([.G23]/[.F23]*100;&quot;##,## CZ&quot;);TEXT([.G23]/[.F23]*100;&quot;##,##&quot;))" office:value-type="string" office:string-value="4,15" calcext:value-type="string">
            <text:p>4,15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1" table:formula="of:=IF([.G24]/[.F24]*100&gt;20;TEXT([.G24]/[.F24]*100;&quot;##,## CZ&quot;);TEXT([.G24]/[.F24]*100;&quot;##,##&quot;))" office:value-type="string" office:string-value="4,11" calcext:value-type="string">
            <text:p>4,11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02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98" table:formula="of:=TEXT([.H26]-[.H18];&quot;#,##k&quot;)" office:value-type="string" office:string-value="1,86k" calcext:value-type="string">
            <text:p>1,86k</text:p>
          </table:table-cell>
          <table:table-cell table:style-name="ce101" table:formula="of:=IF([.G26]/[.F26]*100&gt;20;TEXT([.G26]/[.F26]*100;&quot;##,## CZ&quot;);TEXT([.G26]/[.F26]*100;&quot;##,##&quot;))" office:value-type="string" office:string-value="4,09" calcext:value-type="string">
            <text:p>4,09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93" table:formula="of:=TEXT([.H27]-[.H26];&quot;#,##k&quot;)" office:value-type="string" office:string-value="5,46k" calcext:value-type="string">
            <text:p>5,46k</text:p>
          </table:table-cell>
          <table:table-cell table:style-name="ce101" table:formula="of:=IF([.G27]/[.F27]*100&gt;20;TEXT([.G27]/[.F27]*100;&quot;##,## CZ&quot;);TEXT([.G27]/[.F27]*100;&quot;##,##&quot;))" office:value-type="string" office:string-value="4,95" calcext:value-type="string">
            <text:p>4,95</text:p>
          </table:table-cell>
          <table:table-cell table:style-name="ce129" table:formula="of:=IF([.H27]/[.F27]*100&gt;15;TEXT([.H27]/[.F27]*100;&quot;##,## CZ&quot;);TEXT([.H27]/[.F27]*100;&quot;##,##&quot;))" office:value-type="string" office:string-value="83,88 CZ" calcext:value-type="string">
            <text:p>83,88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29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1" table:formula="of:=IF([.G29]/[.F29]*100&gt;20;TEXT([.G29]/[.F29]*100;&quot;##,## CZ&quot;);TEXT([.G29]/[.F29]*100;&quot;##,##&quot;))" office:value-type="string" office:string-value="6,71" calcext:value-type="string">
            <text:p>6,71</text:p>
          </table:table-cell>
          <table:table-cell table:style-name="ce129" table:formula="of:=IF([.H29]/[.F29]*100&gt;15;TEXT([.H29]/[.F29]*100;&quot;##,## CZ&quot;);TEXT([.H29]/[.F29]*100;&quot;##,##&quot;))" office:value-type="string" office:string-value="81,93 CZ" calcext:value-type="string">
            <text:p>81,93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99" table:formula="of:=TEXT([.H30]-[.H26];&quot;#,##k&quot;)" office:value-type="string" office:string-value="5,52k" calcext:value-type="string">
            <text:p>5,52k</text:p>
          </table:table-cell>
          <table:table-cell table:style-name="ce101" table:formula="of:=IF([.G30]/[.F30]*100&gt;20;TEXT([.G30]/[.F30]*100;&quot;##,## CZ&quot;);TEXT([.G30]/[.F30]*100;&quot;##,##&quot;))" office:value-type="string" office:string-value="6,79" calcext:value-type="string">
            <text:p>6,79</text:p>
          </table:table-cell>
          <table:table-cell table:style-name="ce129" table:formula="of:=IF([.H30]/[.F30]*100&gt;15;TEXT([.H30]/[.F30]*100;&quot;##,## CZ&quot;);TEXT([.H30]/[.F30]*100;&quot;##,##&quot;))" office:value-type="string" office:string-value="81,09 CZ" calcext:value-type="string">
            <text:p>81,09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93" table:formula="of:=TEXT([.H31]-[.H30];&quot;#,##k&quot;)" office:value-type="string" office:string-value=",12k" calcext:value-type="string">
            <text:p>,12k</text:p>
          </table:table-cell>
          <table:table-cell table:style-name="ce101" table:formula="of:=IF([.G31]/[.F31]*100&gt;20;TEXT([.G31]/[.F31]*100;&quot;##,## CZ&quot;);TEXT([.G31]/[.F31]*100;&quot;##,##&quot;))" office:value-type="string" office:string-value="10,15" calcext:value-type="string">
            <text:p>10,15</text:p>
          </table:table-cell>
          <table:table-cell table:style-name="ce129" table:formula="of:=IF([.H31]/[.F31]*100&gt;15;TEXT([.H31]/[.F31]*100;&quot;##,## CZ&quot;);TEXT([.H31]/[.F31]*100;&quot;##,##&quot;))" office:value-type="string" office:string-value="76,28 CZ" calcext:value-type="string">
            <text:p>76,28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1"/>
          <table:table-cell table:style-name="ce129"/>
          <table:table-cell table:style-name="ce186"/>
          <table:table-cell table:style-name="ce175"/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1" table:formula="of:=IF([.G33]/[.F33]*100&gt;20;TEXT([.G33]/[.F33]*100;&quot;##,## CZ&quot;);TEXT([.G33]/[.F33]*100;&quot;##,##&quot;))" office:value-type="string" office:string-value="9,96" calcext:value-type="string">
            <text:p>9,96</text:p>
          </table:table-cell>
          <table:table-cell table:style-name="ce129" table:formula="of:=IF([.H33]/[.F33]*100&gt;15;TEXT([.H33]/[.F33]*100;&quot;##,## CZ&quot;);TEXT([.H33]/[.F33]*100;&quot;##,##&quot;))" office:value-type="string" office:string-value="73,93 CZ" calcext:value-type="string">
            <text:p>73,93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1" table:formula="of:=IF([.G34]/[.F34]*100&gt;20;TEXT([.G34]/[.F34]*100;&quot;##,## CZ&quot;);TEXT([.G34]/[.F34]*100;&quot;##,##&quot;))" office:value-type="string" office:string-value="9,77" calcext:value-type="string">
            <text:p>9,77</text:p>
          </table:table-cell>
          <table:table-cell table:style-name="ce129" table:formula="of:=IF([.H34]/[.F34]*100&gt;15;TEXT([.H34]/[.F34]*100;&quot;##,## CZ&quot;);TEXT([.H34]/[.F34]*100;&quot;##,##&quot;))" office:value-type="string" office:string-value="71,62 CZ" calcext:value-type="string">
            <text:p>71,62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1" table:formula="of:=IF([.G35]/[.F35]*100&gt;20;TEXT([.G35]/[.F35]*100;&quot;##,## CZ&quot;);TEXT([.G35]/[.F35]*100;&quot;##,##&quot;))" office:value-type="string" office:string-value="9,48" calcext:value-type="string">
            <text:p>9,48</text:p>
          </table:table-cell>
          <table:table-cell table:style-name="ce129" table:formula="of:=IF([.H35]/[.F35]*100&gt;15;TEXT([.H35]/[.F35]*100;&quot;##,## CZ&quot;);TEXT([.H35]/[.F35]*100;&quot;##,##&quot;))" office:value-type="string" office:string-value="69,12 CZ" calcext:value-type="string">
            <text:p>69,12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3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98" table:formula="of:=TEXT([.H36]-[.H30];&quot;#,##k&quot;)" office:value-type="string" office:string-value=",9k" calcext:value-type="string">
            <text:p>,9k</text:p>
          </table:table-cell>
          <table:table-cell table:style-name="ce101" table:formula="of:=IF([.G36]/[.F36]*100&gt;20;TEXT([.G36]/[.F36]*100;&quot;##,## CZ&quot;);TEXT([.G36]/[.F36]*100;&quot;##,##&quot;))" office:value-type="string" office:string-value="9,42" calcext:value-type="string">
            <text:p>9,42</text:p>
          </table:table-cell>
          <table:table-cell table:style-name="ce129" table:formula="of:=IF([.H36]/[.F36]*100&gt;15;TEXT([.H36]/[.F36]*100;&quot;##,## CZ&quot;);TEXT([.H36]/[.F36]*100;&quot;##,##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3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100" table:formula="of:=TEXT([.H37]-[.H36];&quot;#,##k&quot;)" office:value-type="string" office:string-value=",24k" calcext:value-type="string">
            <text:p>,24k</text:p>
          </table:table-cell>
          <table:table-cell table:style-name="ce101" table:formula="of:=IF([.G37]/[.F37]*100&gt;20;TEXT([.G37]/[.F37]*100;&quot;##,## CZ&quot;);TEXT([.G37]/[.F37]*100;&quot;##,##&quot;))" office:value-type="string" office:string-value="9,69" calcext:value-type="string">
            <text:p>9,69</text:p>
          </table:table-cell>
          <table:table-cell table:style-name="ce129" table:formula="of:=IF([.H37]/[.F37]*100&gt;15;TEXT([.H37]/[.F37]*100;&quot;##,## CZ&quot;);TEXT([.H37]/[.F37]*100;&quot;##,##&quot;))" office:value-type="string" office:string-value="65,69 CZ" calcext:value-type="string">
            <text:p>65,69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1" table:formula="of:=IF([.G38]/[.F38]*100&gt;20;TEXT([.G38]/[.F38]*100;&quot;##,## CZ&quot;);TEXT([.G38]/[.F38]*100;&quot;##,##&quot;))" office:value-type="string" office:string-value="9,47" calcext:value-type="string">
            <text:p>9,47</text:p>
          </table:table-cell>
          <table:table-cell table:style-name="ce129" table:formula="of:=IF([.H38]/[.F38]*100&gt;15;TEXT([.H38]/[.F38]*100;&quot;##,## CZ&quot;);TEXT([.H38]/[.F38]*100;&quot;##,##&quot;))" office:value-type="string" office:string-value="63,66 CZ" calcext:value-type="string">
            <text:p>63,66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1" table:formula="of:=IF([.G39]/[.F39]*100&gt;20;TEXT([.G39]/[.F39]*100;&quot;##,## CZ&quot;);TEXT([.G39]/[.F39]*100;&quot;##,##&quot;))" office:value-type="string" office:string-value="9,3" calcext:value-type="string">
            <text:p>9,3</text:p>
          </table:table-cell>
          <table:table-cell table:style-name="ce129" table:formula="of:=IF([.H39]/[.F39]*100&gt;15;TEXT([.H39]/[.F39]*100;&quot;##,## CZ&quot;);TEXT([.H39]/[.F39]*100;&quot;##,##&quot;))" office:value-type="string" office:string-value="61,79 CZ" calcext:value-type="string">
            <text:p>61,79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3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1" table:formula="of:=IF([.G40]/[.F40]*100&gt;20;TEXT([.G40]/[.F40]*100;&quot;##,## CZ&quot;);TEXT([.G40]/[.F40]*100;&quot;##,##&quot;))" office:value-type="string" office:string-value="9,15" calcext:value-type="string">
            <text:p>9,15</text:p>
          </table:table-cell>
          <table:table-cell table:style-name="ce129" table:formula="of:=IF([.H40]/[.F40]*100&gt;15;TEXT([.H40]/[.F40]*100;&quot;##,## CZ&quot;);TEXT([.H40]/[.F40]*100;&quot;##,##&quot;))" office:value-type="string" office:string-value="59,77 CZ" calcext:value-type="string">
            <text:p>59,77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98" table:formula="of:=TEXT([.H40]-[.H36];&quot;#,##k&quot;)" office:value-type="string" office:string-value=",84k" calcext:value-type="string">
            <text:p>,84k</text:p>
          </table:table-cell>
          <table:table-cell table:style-name="ce101"/>
          <table:table-cell table:style-name="ce129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3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93" table:formula="of:=TEXT([.H42]-[.H40];&quot;#,##k&quot;)" office:value-type="string" office:string-value=",18k" calcext:value-type="string">
            <text:p>,18k</text:p>
          </table:table-cell>
          <table:table-cell table:style-name="ce101" table:formula="of:=IF([.G42]/[.F42]*100&gt;20;TEXT([.G42]/[.F42]*100;&quot;##,## CZ&quot;);TEXT([.G42]/[.F42]*100;&quot;##,##&quot;))" office:value-type="string" office:string-value="10,74" calcext:value-type="string">
            <text:p>10,74</text:p>
          </table:table-cell>
          <table:table-cell table:style-name="ce129" table:formula="of:=IF([.H42]/[.F42]*100&gt;15;TEXT([.H42]/[.F42]*100;&quot;##,## CZ&quot;);TEXT([.H42]/[.F42]*100;&quot;##,##&quot;))" office:value-type="string" office:string-value="57,55 CZ" calcext:value-type="string">
            <text:p>57,5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4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1" table:formula="of:=IF([.G44]/[.F44]*100&gt;20;TEXT([.G44]/[.F44]*100;&quot;##,## CZ&quot;);TEXT([.G44]/[.F44]*100;&quot;##,##&quot;))" office:value-type="string" office:string-value="10,44" calcext:value-type="string">
            <text:p>10,44</text:p>
          </table:table-cell>
          <table:table-cell table:style-name="ce129" table:formula="of:=IF([.H44]/[.F44]*100&gt;15;TEXT([.H44]/[.F44]*100;&quot;##,## CZ&quot;);TEXT([.H44]/[.F44]*100;&quot;##,##&quot;))" office:value-type="string" office:string-value="55,32 CZ" calcext:value-type="string">
            <text:p>55,32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1" table:formula="of:=IF([.G45]/[.F45]*100&gt;20;TEXT([.G45]/[.F45]*100;&quot;##,## CZ&quot;);TEXT([.G45]/[.F45]*100;&quot;##,##&quot;))" office:value-type="string" office:string-value="10" calcext:value-type="string">
            <text:p>10</text:p>
          </table:table-cell>
          <table:table-cell table:style-name="ce129" table:formula="of:=IF([.H45]/[.F45]*100&gt;15;TEXT([.H45]/[.F45]*100;&quot;##,## CZ&quot;);TEXT([.H45]/[.F45]*100;&quot;##,##&quot;))" office:value-type="string" office:string-value="52,67 CZ" calcext:value-type="string">
            <text:p>52,6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98" table:formula="of:=TEXT([.H46]-[.H40];&quot;#,##k&quot;)" office:value-type="string" office:string-value=",84k" calcext:value-type="string">
            <text:p>,84k</text:p>
          </table:table-cell>
          <table:table-cell table:style-name="ce101" table:formula="of:=IF([.G46]/[.F46]*100&gt;20;TEXT([.G46]/[.F46]*100;&quot;##,## CZ&quot;);TEXT([.G46]/[.F46]*100;&quot;##,##&quot;))" office:value-type="string" office:string-value="9,88" calcext:value-type="string">
            <text:p>9,88</text:p>
          </table:table-cell>
          <table:table-cell table:style-name="ce129" table:formula="of:=IF([.H46]/[.F46]*100&gt;15;TEXT([.H46]/[.F46]*100;&quot;##,## CZ&quot;);TEXT([.H46]/[.F46]*100;&quot;##,##&quot;))" office:value-type="string" office:string-value="51,94 CZ" calcext:value-type="string">
            <text:p>51,9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93" table:formula="of:=TEXT([.H47]-[.H46];&quot;#,##k&quot;)" office:value-type="string" office:string-value="1,26k" calcext:value-type="string">
            <text:p>1,26k</text:p>
          </table:table-cell>
          <table:table-cell table:style-name="ce101" table:formula="of:=IF([.G47]/[.F47]*100&gt;20;TEXT([.G47]/[.F47]*100;&quot;##,## CZ&quot;);TEXT([.G47]/[.F47]*100;&quot;##,##&quot;))" office:value-type="string" office:string-value="9,83" calcext:value-type="string">
            <text:p>9,83</text:p>
          </table:table-cell>
          <table:table-cell table:style-name="ce129" table:formula="of:=IF([.H47]/[.F47]*100&gt;15;TEXT([.H47]/[.F47]*100;&quot;##,## CZ&quot;);TEXT([.H47]/[.F47]*100;&quot;##,##&quot;))" office:value-type="string" office:string-value="51,36 CZ" calcext:value-type="string">
            <text:p>51,36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# CZ&quot;);TEXT([.G48]/[.F48]*100;&quot;##,##&quot;))" office:value-type="string" office:string-value="9,29" calcext:value-type="string">
            <text:p>9,29</text:p>
          </table:table-cell>
          <table:table-cell table:style-name="ce129" table:formula="of:=IF([.H48]/[.F48]*100&gt;15;TEXT([.H48]/[.F48]*100;&quot;##,## CZ&quot;);TEXT([.H48]/[.F48]*100;&quot;##,##&quot;))" office:value-type="string" office:string-value="48,24 CZ" calcext:value-type="string">
            <text:p>48,24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98" table:formula="of:=TEXT([.H49]-[.H46];&quot;#,##k&quot;)" office:value-type="string" office:string-value="1,92k" calcext:value-type="string">
            <text:p>1,92k</text:p>
          </table:table-cell>
          <table:table-cell table:style-name="ce101" table:formula="of:=IF([.G49]/[.F49]*100&gt;20;TEXT([.G49]/[.F49]*100;&quot;##,## CZ&quot;);TEXT([.G49]/[.F49]*100;&quot;##,##&quot;))" office:value-type="string" office:string-value="9,04" calcext:value-type="string">
            <text:p>9,04</text:p>
          </table:table-cell>
          <table:table-cell table:style-name="ce129" table:formula="of:=IF([.H49]/[.F49]*100&gt;15;TEXT([.H49]/[.F49]*100;&quot;##,## CZ&quot;);TEXT([.H49]/[.F49]*100;&quot;##,##&quot;))" office:value-type="string" office:string-value="46,89 CZ" calcext:value-type="string">
            <text:p>46,8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93" table:formula="of:=TEXT([.H50]-[.H49];&quot;#,##k&quot;)" office:value-type="string" office:string-value="1,08k" calcext:value-type="string">
            <text:p>1,08k</text:p>
          </table:table-cell>
          <table:table-cell table:style-name="ce101" table:formula="of:=IF([.G50]/[.F50]*100&gt;20;TEXT([.G50]/[.F50]*100;&quot;##,## CZ&quot;);TEXT([.G50]/[.F50]*100;&quot;##,##&quot;))" office:value-type="string" office:string-value="9,05" calcext:value-type="string">
            <text:p>9,05</text:p>
          </table:table-cell>
          <table:table-cell table:style-name="ce129" table:formula="of:=IF([.H50]/[.F50]*100&gt;15;TEXT([.H50]/[.F50]*100;&quot;##,## CZ&quot;);TEXT([.H50]/[.F50]*100;&quot;##,##&quot;))" office:value-type="string" office:string-value="45,25 CZ" calcext:value-type="string">
            <text:p>45,25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# CZ&quot;);TEXT([.G51]/[.F51]*100;&quot;##,##&quot;))" office:value-type="string" office:string-value="8,57" calcext:value-type="string">
            <text:p>8,57</text:p>
          </table:table-cell>
          <table:table-cell table:style-name="ce129" table:formula="of:=IF([.H51]/[.F51]*100&gt;15;TEXT([.H51]/[.F51]*100;&quot;##,## CZ&quot;);TEXT([.H51]/[.F51]*100;&quot;##,##&quot;))" office:value-type="string" office:string-value="42,13 CZ" calcext:value-type="string">
            <text:p>42,13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98" table:formula="of:=TEXT([.H52]-[.H49];&quot;#,##k&quot;)" office:value-type="string" office:string-value="1,74k" calcext:value-type="string">
            <text:p>1,74k</text:p>
          </table:table-cell>
          <table:table-cell table:style-name="ce101" table:formula="of:=IF([.G52]/[.F52]*100&gt;20;TEXT([.G52]/[.F52]*100;&quot;##,## CZ&quot;);TEXT([.G52]/[.F52]*100;&quot;##,##&quot;))" office:value-type="string" office:string-value="8,42" calcext:value-type="string">
            <text:p>8,42</text:p>
          </table:table-cell>
          <table:table-cell table:style-name="ce129" table:formula="of:=IF([.H52]/[.F52]*100&gt;15;TEXT([.H52]/[.F52]*100;&quot;##,## CZ&quot;);TEXT([.H52]/[.F52]*100;&quot;##,##&quot;))" office:value-type="string" office:string-value="41,21 CZ" calcext:value-type="string">
            <text:p>41,2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3">
          <table:table-cell table:style-name="ce29"/>
          <table:table-cell table:style-name="ce69" table:number-columns-repeated="4"/>
          <table:table-cell table:style-name="ce85" table:number-columns-repeated="3"/>
          <table:table-cell table:style-name="ce80"/>
          <table:table-cell table:style-name="ce101"/>
          <table:table-cell table:style-name="ce129"/>
          <table:table-cell table:style-name="ce207"/>
          <table:table-cell table:style-name="ce177"/>
          <table:table-cell table:style-name="ce198"/>
          <table:table-cell table:number-columns-repeated="1010"/>
        </table:table-row>
        <table:table-row table:style-name="ro3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4]-[.$B$17])*[.$H$5]" office:value-type="float" office:value="421.920000000002" calcext:value-type="float">
            <text:p>421,920</text:p>
          </table:table-cell>
          <table:table-cell table:style-name="ce108" table:formula="of:=([.C54]-[.$C$17])*[.$H$5]" office:value-type="float" office:value="34.9799999999999" calcext:value-type="float">
            <text:p>34,980</text:p>
          </table:table-cell>
          <table:table-cell table:style-name="ce108" table:formula="of:=([.D54]-[.$D$17])*[.$H$5]" office:value-type="float" office:value="173.16" calcext:value-type="float">
            <text:p>173,160</text:p>
          </table:table-cell>
          <table:table-cell table:style-name="ce93" table:formula="of:=TEXT([.H54]-[.H52];&quot;#,##k&quot;)" office:value-type="string" office:string-value="2,04k" calcext:value-type="string">
            <text:p>2,04k</text:p>
          </table:table-cell>
          <table:table-cell table:style-name="ce101" table:formula="of:=IF([.G54]/[.F54]*100&gt;20;TEXT([.G54]/[.F54]*100;&quot;##,## CZ&quot;);TEXT([.G54]/[.F54]*100;&quot;##,##&quot;))" office:value-type="string" office:string-value="8,29" calcext:value-type="string">
            <text:p>8,29</text:p>
          </table:table-cell>
          <table:table-cell table:style-name="ce129" table:formula="of:=IF([.H54]/[.F54]*100&gt;15;TEXT([.H54]/[.F54]*100;&quot;##,## CZ&quot;);TEXT([.H54]/[.F54]*100;&quot;##,##&quot;))" office:value-type="string" office:string-value="41,04 CZ" calcext:value-type="string">
            <text:p>41,04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4]/[.F54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5]-[.$B$17])*[.$H$5]" office:value-type="float" office:value="425.099999999995" calcext:value-type="float">
            <text:p>425,100</text:p>
          </table:table-cell>
          <table:table-cell table:style-name="ce108" table:formula="of:=([.C55]-[.$C$17])*[.$H$5]" office:value-type="float" office:value="35.0399999999993" calcext:value-type="float">
            <text:p>35,040</text:p>
          </table:table-cell>
          <table:table-cell table:style-name="ce108" table:formula="of:=([.D55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5]/[.F55]*100&gt;20;TEXT([.G55]/[.F55]*100;&quot;##,## CZ&quot;);TEXT([.G55]/[.F55]*100;&quot;##,##&quot;))" office:value-type="string" office:string-value="8,24" calcext:value-type="string">
            <text:p>8,24</text:p>
          </table:table-cell>
          <table:table-cell table:style-name="ce129" table:formula="of:=IF([.H55]/[.F55]*100&gt;15;TEXT([.H55]/[.F55]*100;&quot;##,## CZ&quot;);TEXT([.H55]/[.F55]*100;&quot;##,##&quot;))" office:value-type="string" office:string-value="40,75 CZ" calcext:value-type="string">
            <text:p>40,75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4]/[.F54]*100)-([.H55]/[.F55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6]-[.$B$17])*[.$H$5]" office:value-type="float" office:value="438.959999999995" calcext:value-type="float">
            <text:p>438,960</text:p>
          </table:table-cell>
          <table:table-cell table:style-name="ce108" table:formula="of:=([.C56]-[.$C$17])*[.$H$5]" office:value-type="float" office:value="35.5199999999999" calcext:value-type="float">
            <text:p>35,520</text:p>
          </table:table-cell>
          <table:table-cell table:style-name="ce108" table:formula="of:=([.D56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6]/[.F56]*100&gt;20;TEXT([.G56]/[.F56]*100;&quot;##,## CZ&quot;);TEXT([.G56]/[.F56]*100;&quot;##,##&quot;))" office:value-type="string" office:string-value="8,09" calcext:value-type="string">
            <text:p>8,09</text:p>
          </table:table-cell>
          <table:table-cell table:style-name="ce129" table:formula="of:=IF([.H56]/[.F56]*100&gt;15;TEXT([.H56]/[.F56]*100;&quot;##,## CZ&quot;);TEXT([.H56]/[.F56]*100;&quot;##,##&quot;))" office:value-type="string" office:string-value="39,57 CZ" calcext:value-type="string">
            <text:p>39,57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5]/[.F55]*100)-([.H56]/[.F56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7]-[.$B$17])*[.$H$5]" office:value-type="float" office:value="448.380000000004" calcext:value-type="float">
            <text:p>448,380</text:p>
          </table:table-cell>
          <table:table-cell table:style-name="ce108" table:formula="of:=([.C57]-[.$C$17])*[.$H$5]" office:value-type="float" office:value="35.6399999999996" calcext:value-type="float">
            <text:p>35,640</text:p>
          </table:table-cell>
          <table:table-cell table:style-name="ce108" table:formula="of:=([.D57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7]/[.F57]*100&gt;20;TEXT([.G57]/[.F57]*100;&quot;##,## CZ&quot;);TEXT([.G57]/[.F57]*100;&quot;##,##&quot;))" office:value-type="string" office:string-value="7,95" calcext:value-type="string">
            <text:p>7,95</text:p>
          </table:table-cell>
          <table:table-cell table:style-name="ce129" table:formula="of:=IF([.H57]/[.F57]*100&gt;15;TEXT([.H57]/[.F57]*100;&quot;##,## CZ&quot;);TEXT([.H57]/[.F57]*100;&quot;##,##&quot;))" office:value-type="string" office:string-value="38,81 CZ" calcext:value-type="string">
            <text:p>38,81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6]/[.F56]*100)-([.H57]/[.F57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8]-[.$B$17])*[.$H$5]" office:value-type="float" office:value="456.119999999999" calcext:value-type="float">
            <text:p>456,120</text:p>
          </table:table-cell>
          <table:table-cell table:style-name="ce108" table:formula="of:=([.C58]-[.$C$17])*[.$H$5]" office:value-type="float" office:value="35.8199999999997" calcext:value-type="float">
            <text:p>35,82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8]/[.F58]*100&gt;20;TEXT([.G58]/[.F58]*100;&quot;##,## CZ&quot;);TEXT([.G58]/[.F58]*100;&quot;##,##&quot;))" office:value-type="string" office:string-value="7,85" calcext:value-type="string">
            <text:p>7,85</text:p>
          </table:table-cell>
          <table:table-cell table:style-name="ce129" table:formula="of:=IF([.H58]/[.F58]*100&gt;15;TEXT([.H58]/[.F58]*100;&quot;##,## CZ&quot;);TEXT([.H58]/[.F58]*100;&quot;##,##&quot;))" office:value-type="string" office:string-value="38,17 CZ" calcext:value-type="string">
            <text:p>38,17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7]/[.F57]*100)-([.H58]/[.F58]*100)" office:value-type="float" office:value="0.632204903714495" calcext:value-type="float">
            <text:p>0,63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116" office:value-type="string" calcext:value-type="string">
            <text:p>kompanzasyon kapatıldı</text:p>
          </table:table-cell>
          <table:table-cell table:style-name="ce69" table:number-columns-repeated="6"/>
          <table:table-cell table:style-name="ce98" table:formula="of:=TEXT([.H58]-[.H52];&quot;#,##k&quot;)" office:value-type="string" office:string-value="3k" calcext:value-type="string">
            <text:p>3k</text:p>
          </table:table-cell>
          <table:table-cell table:style-name="ce101"/>
          <table:table-cell table:style-name="ce129"/>
          <table:table-cell table:style-name="ce207"/>
          <table:table-cell table:style-name="ce106"/>
          <table:table-cell table:style-name="ce198" table:formula="of:=SUM([.M54:.M59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3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0]-[.$B$17])*[.$H$5]" office:value-type="float" office:value="469.140000000004" calcext:value-type="float">
            <text:p>469,140</text:p>
          </table:table-cell>
          <table:table-cell table:style-name="ce108" table:formula="of:=([.C60]-[.$C$17])*[.$H$5]" office:value-type="float" office:value="41.8799999999996" calcext:value-type="float">
            <text:p>41,8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 table:style-name="ce93" table:formula="of:=TEXT([.H60]-[.H58];&quot;#,##k&quot;)" office:value-type="string" office:string-value="k" calcext:value-type="string">
            <text:p>k</text:p>
          </table:table-cell>
          <table:table-cell table:style-name="ce101" table:formula="of:=IF([.G60]/[.F60]*100&gt;20;TEXT([.G60]/[.F60]*100;&quot;##,## CZ&quot;);TEXT([.G60]/[.F60]*100;&quot;##,##&quot;))" office:value-type="string" office:string-value="8,93" calcext:value-type="string">
            <text:p>8,93</text:p>
          </table:table-cell>
          <table:table-cell table:style-name="ce129" table:formula="of:=IF([.H60]/[.F60]*100&gt;15;TEXT([.H60]/[.F60]*100;&quot;##,## CZ&quot;);TEXT([.H60]/[.F60]*100;&quot;##,##&quot;))" office:value-type="string" office:string-value="37,11 CZ" calcext:value-type="string">
            <text:p>37,1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8]/[.F58]*100)-([.H60]/[.F60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1]-[.$B$17])*[.$H$5]" office:value-type="float" office:value="470.099999999995" calcext:value-type="float">
            <text:p>470,100</text:p>
          </table:table-cell>
          <table:table-cell table:style-name="ce108" table:formula="of:=([.C61]-[.$C$17])*[.$H$5]" office:value-type="float" office:value="42.2399999999996" calcext:value-type="float">
            <text:p>42,2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1]/[.F61]*100&gt;20;TEXT([.G61]/[.F61]*100;&quot;##,## CZ&quot;);TEXT([.G61]/[.F61]*100;&quot;##,##&quot;))" office:value-type="string" office:string-value="8,99" calcext:value-type="string">
            <text:p>8,99</text:p>
          </table:table-cell>
          <table:table-cell table:style-name="ce129" table:formula="of:=IF([.H61]/[.F61]*100&gt;15;TEXT([.H61]/[.F61]*100;&quot;##,## CZ&quot;);TEXT([.H61]/[.F61]*100;&quot;##,##&quot;))" office:value-type="string" office:string-value="37,04 CZ" calcext:value-type="string">
            <text:p>37,04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60]/[.F60]*100)-([.H61]/[.F61]*100)" office:value-type="float" office:value="0.0757926648161273" calcext:value-type="float">
            <text:p>0,0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2]-[.$B$17])*[.$H$5]" office:value-type="float" office:value="473.039999999994" calcext:value-type="float">
            <text:p>473,040</text:p>
          </table:table-cell>
          <table:table-cell table:style-name="ce108" table:formula="of:=([.C62]-[.$C$17])*[.$H$5]" office:value-type="float" office:value="42.1199999999999" calcext:value-type="float">
            <text:p>42,120</text:p>
          </table:table-cell>
          <table:table-cell table:style-name="ce108" table:formula="of:=([.D62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2]/[.F62]*100&gt;20;TEXT([.G62]/[.F62]*100;&quot;##,## CZ&quot;);TEXT([.G62]/[.F62]*100;&quot;##,##&quot;))" office:value-type="string" office:string-value="8,9" calcext:value-type="string">
            <text:p>8,9</text:p>
          </table:table-cell>
          <table:table-cell table:style-name="ce129" table:formula="of:=IF([.H62]/[.F62]*100&gt;15;TEXT([.H62]/[.F62]*100;&quot;##,## CZ&quot;);TEXT([.H62]/[.F62]*100;&quot;##,##&quot;))" office:value-type="string" office:string-value="36,81 CZ" calcext:value-type="string">
            <text:p>36,81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61]/[.F61]*100)-([.H62]/[.F62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3]-[.$B$17])*[.$H$5]" office:value-type="float" office:value="474.960000000003" calcext:value-type="float">
            <text:p>474,960</text:p>
          </table:table-cell>
          <table:table-cell table:style-name="ce108" table:formula="of:=([.C63]-[.$C$17])*[.$H$5]" office:value-type="float" office:value="45.0599999999994" calcext:value-type="float">
            <text:p>45,0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3]/[.F63]*100&gt;20;TEXT([.G63]/[.F63]*100;&quot;##,## CZ&quot;);TEXT([.G63]/[.F63]*100;&quot;##,##&quot;))" office:value-type="string" office:string-value="9,49" calcext:value-type="string">
            <text:p>9,49</text:p>
          </table:table-cell>
          <table:table-cell table:style-name="ce129" table:formula="of:=IF([.H63]/[.F63]*100&gt;15;TEXT([.H63]/[.F63]*100;&quot;##,## CZ&quot;);TEXT([.H63]/[.F63]*100;&quot;##,##&quot;))" office:value-type="string" office:string-value="36,66 CZ" calcext:value-type="string">
            <text:p>36,66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62]/[.F62]*100)-([.H63]/[.F63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/>
          <table:table-cell table:style-name="ce85" table:formula="of:=([.B64]-[.$B$17])*[.$H$5]" office:value-type="float" office:value="487.140000000002" calcext:value-type="float">
            <text:p>487,140</text:p>
          </table:table-cell>
          <table:table-cell table:style-name="ce85" table:formula="of:=([.C64]-[.$C$17])*[.$H$5]" office:value-type="float" office:value="47.1599999999992" calcext:value-type="float">
            <text:p>47,160</text:p>
          </table:table-cell>
          <table:table-cell table:style-name="ce85" table:formula="of:=([.D64]-[.$D$17])*[.$H$5]" office:value-type="float" office:value="174.12" calcext:value-type="float">
            <text:p>174,120</text:p>
          </table:table-cell>
          <table:table-cell table:style-name="ce98" table:formula="of:=TEXT([.H64]-[.H58];&quot;#,##k&quot;)" office:value-type="string" office:string-value="k" calcext:value-type="string">
            <text:p>k</text:p>
          </table:table-cell>
          <table:table-cell table:style-name="ce101" table:formula="of:=IF([.G64]/[.F64]*100&gt;20;TEXT([.G64]/[.F64]*100;&quot;##,## CZ&quot;);TEXT([.G64]/[.F64]*100;&quot;##,##&quot;))" office:value-type="string" office:string-value="9,68" calcext:value-type="string">
            <text:p>9,68</text:p>
          </table:table-cell>
          <table:table-cell table:style-name="ce129" table:formula="of:=IF([.H64]/[.F64]*100&gt;15;TEXT([.H64]/[.F64]*100;&quot;##,## CZ&quot;);TEXT([.H64]/[.F64]*100;&quot;##,##&quot;))" office:value-type="string" office:string-value="35,74 CZ" calcext:value-type="string">
            <text:p>35,74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63]/[.F63]*100)-([.H64]/[.F64]*100)" office:value-type="float" office:value="0.916611114572099" calcext:value-type="float">
            <text:p>0,92</text:p>
          </table:table-cell>
          <table:table-cell table:style-name="ce198" table:formula="of:=SUM([.M60:.M64])" office:value-type="float" office:value="2.43084655087352" calcext:value-type="float">
            <text:p>2,43</text:p>
          </table:table-cell>
          <table:table-cell table:number-columns-repeated="1010"/>
        </table:table-row>
        <table:table-row table:style-name="ro3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5]-[.$B$17])*[.$H$5]" office:value-type="float" office:value="493.619999999999" calcext:value-type="float">
            <text:p>493,620</text:p>
          </table:table-cell>
          <table:table-cell table:style-name="ce108" table:formula="of:=([.C65]-[.$C$17])*[.$H$5]" office:value-type="float" office:value="54.2999999999992" calcext:value-type="float">
            <text:p>54,300</text:p>
          </table:table-cell>
          <table:table-cell table:style-name="ce108" table:formula="of:=([.D65]-[.$D$17])*[.$H$5]" office:value-type="float" office:value="174.12" calcext:value-type="float">
            <text:p>174,120</text:p>
          </table:table-cell>
          <table:table-cell table:style-name="ce93" table:formula="of:=TEXT([.H65]-[.H64];&quot;#,##k&quot;)" office:value-type="string" office:string-value="k" calcext:value-type="string">
            <text:p>k</text:p>
          </table:table-cell>
          <table:table-cell table:style-name="ce101" table:formula="of:=IF([.G65]/[.F65]*100&gt;20;TEXT([.G65]/[.F65]*100;&quot;##,## CZ&quot;);TEXT([.G65]/[.F65]*100;&quot;##,##&quot;))" office:value-type="string" office:string-value="11" calcext:value-type="string">
            <text:p>11</text:p>
          </table:table-cell>
          <table:table-cell table:style-name="ce129" table:formula="of:=IF([.H65]/[.F65]*100&gt;15;TEXT([.H65]/[.F65]*100;&quot;##,## CZ&quot;);TEXT([.H65]/[.F65]*100;&quot;##,##&quot;))" office:value-type="string" office:string-value="35,27 CZ" calcext:value-type="string">
            <text:p>35,27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4]/[.F64]*100)-([.H65]/[.F65]*100)" office:value-type="float" office:value="0.469220658733647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6]-[.$B$17])*[.$H$5]" office:value-type="float" office:value="501.899999999994" calcext:value-type="float">
            <text:p>501,900</text:p>
          </table:table-cell>
          <table:table-cell table:style-name="ce108" table:formula="of:=([.C66]-[.$C$17])*[.$H$5]" office:value-type="float" office:value="56.2799999999993" calcext:value-type="float">
            <text:p>56,280</text:p>
          </table:table-cell>
          <table:table-cell table:style-name="ce108" table:formula="of:=([.D6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6]/[.F66]*100&gt;20;TEXT([.G66]/[.F66]*100;&quot;##,## CZ&quot;);TEXT([.G66]/[.F66]*100;&quot;##,##&quot;))" office:value-type="string" office:string-value="11,21" calcext:value-type="string">
            <text:p>11,21</text:p>
          </table:table-cell>
          <table:table-cell table:style-name="ce129" table:formula="of:=IF([.H66]/[.F66]*100&gt;15;TEXT([.H66]/[.F66]*100;&quot;##,## CZ&quot;);TEXT([.H66]/[.F66]*100;&quot;##,##&quot;))" office:value-type="string" office:string-value="34,69 CZ" calcext:value-type="string">
            <text:p>34,69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65]/[.F65]*100)-([.H66]/[.F66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3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7]-[.$B$17])*[.$H$5]" office:value-type="float" office:value="517.020000000005" calcext:value-type="float">
            <text:p>517,020</text:p>
          </table:table-cell>
          <table:table-cell table:style-name="ce108" table:formula="of:=([.C67]-[.$C$17])*[.$H$5]" office:value-type="float" office:value="59.5799999999997" calcext:value-type="float">
            <text:p>59,580</text:p>
          </table:table-cell>
          <table:table-cell table:style-name="ce108" table:formula="of:=([.D67]-[.$D$17])*[.$H$5]" office:value-type="float" office:value="174.12" calcext:value-type="float">
            <text:p>174,120</text:p>
          </table:table-cell>
          <table:table-cell/>
          <table:table-cell table:style-name="ce101" table:formula="of:=IF([.G67]/[.F67]*100&gt;20;TEXT([.G67]/[.F67]*100;&quot;##,## CZ&quot;);TEXT([.G67]/[.F67]*100;&quot;##,##&quot;))" office:value-type="string" office:string-value="11,52" calcext:value-type="string">
            <text:p>11,52</text:p>
          </table:table-cell>
          <table:table-cell table:style-name="ce129" table:formula="of:=IF([.H67]/[.F67]*100&gt;15;TEXT([.H67]/[.F67]*100;&quot;##,## CZ&quot;);TEXT([.H67]/[.F67]*100;&quot;##,##&quot;))" office:value-type="string" office:string-value="33,68 CZ" calcext:value-type="string">
            <text:p>33,68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66]/[.F66]*100)-([.H67]/[.F67]*100)" office:value-type="float" office:value="1.01455573613192" calcext:value-type="float">
            <text:p>1,0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8]-[.$B$17])*[.$H$5]" office:value-type="float" office:value="524.159999999999" calcext:value-type="float">
            <text:p>524,160</text:p>
          </table:table-cell>
          <table:table-cell table:style-name="ce108" table:formula="of:=([.C68]-[.$C$17])*[.$H$5]" office:value-type="float" office:value="62.9399999999995" calcext:value-type="float">
            <text:p>62,940</text:p>
          </table:table-cell>
          <table:table-cell table:style-name="ce108" table:formula="of:=([.D68]-[.$D$17])*[.$H$5]" office:value-type="float" office:value="174.12" calcext:value-type="float">
            <text:p>174,120</text:p>
          </table:table-cell>
          <table:table-cell/>
          <table:table-cell table:style-name="ce101" table:formula="of:=IF([.G68]/[.F68]*100&gt;20;TEXT([.G68]/[.F68]*100;&quot;##,## CZ&quot;);TEXT([.G68]/[.F68]*100;&quot;##,##&quot;))" office:value-type="string" office:string-value="12,01" calcext:value-type="string">
            <text:p>12,01</text:p>
          </table:table-cell>
          <table:table-cell table:style-name="ce129" table:formula="of:=IF([.H68]/[.F68]*100&gt;15;TEXT([.H68]/[.F68]*100;&quot;##,## CZ&quot;);TEXT([.H68]/[.F68]*100;&quot;##,##&quot;))" office:value-type="string" office:string-value="33,22 CZ" calcext:value-type="string">
            <text:p>33,2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7]/[.F67]*100)-([.H68]/[.F68]*100)" office:value-type="float" office:value="0.458749549935206" calcext:value-type="float">
            <text:p>0,4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1.953" calcext:value-type="float">
            <text:p>1031,953</text:p>
          </table:table-cell>
          <table:table-cell office:value-type="float" office:value="69.68" calcext:value-type="float">
            <text:p>69,680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9]-[.$B$17])*[.$H$5]" office:value-type="float" office:value="531.119999999999" calcext:value-type="float">
            <text:p>531,120</text:p>
          </table:table-cell>
          <table:table-cell table:style-name="ce108" table:formula="of:=([.C69]-[.$C$17])*[.$H$5]" office:value-type="float" office:value="68.4" calcext:value-type="float">
            <text:p>68,400</text:p>
          </table:table-cell>
          <table:table-cell table:style-name="ce108" table:formula="of:=([.D69]-[.$D$17])*[.$H$5]" office:value-type="float" office:value="174.12" calcext:value-type="float">
            <text:p>174,120</text:p>
          </table:table-cell>
          <table:table-cell/>
          <table:table-cell table:style-name="ce101" table:formula="of:=IF([.G69]/[.F69]*100&gt;20;TEXT([.G69]/[.F69]*100;&quot;##,## CZ&quot;);TEXT([.G69]/[.F69]*100;&quot;##,##&quot;))" office:value-type="string" office:string-value="12,88" calcext:value-type="string">
            <text:p>12,88</text:p>
          </table:table-cell>
          <table:table-cell table:style-name="ce129" table:formula="of:=IF([.H69]/[.F69]*100&gt;15;TEXT([.H69]/[.F69]*100;&quot;##,## CZ&quot;);TEXT([.H69]/[.F69]*100;&quot;##,##&quot;))" office:value-type="string" office:string-value="32,78 CZ" calcext:value-type="string">
            <text:p>32,78 CZ</text:p>
          </table:table-cell>
          <table:table-cell office:value-type="time" office:time-value="PT17H15M00S" calcext:value-type="time">
            <text:p>17:15</text:p>
          </table:table-cell>
          <table:table-cell table:style-name="ce175" table:formula="of:=([.H68]/[.F68]*100)-([.H69]/[.F69]*100)" office:value-type="float" office:value="0.435312729144592" calcext:value-type="float">
            <text:p>0,44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table:number-columns-repeated="7"/>
          <table:table-cell table:style-name="ce98" table:formula="of:=TEXT([.H69]-[.H64];&quot;#,##k&quot;)" office:value-type="string" office:string-value="k" calcext:value-type="string">
            <text:p>k</text:p>
          </table:table-cell>
          <table:table-cell table:style-name="ce101"/>
          <table:table-cell table:style-name="ce129"/>
          <table:table-cell table:style-name="ce207"/>
          <table:table-cell table:style-name="ce106"/>
          <table:table-cell table:style-name="ce198" table:formula="of:=SUM([.M65:.M69])" office:value-type="float" office:value="2.95976640290827" calcext:value-type="float">
            <text:p>2,96</text:p>
          </table:table-cell>
          <table:table-cell table:number-columns-repeated="1010"/>
        </table:table-row>
        <table:table-row table:style-name="ro3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71]-[.$B$17])*[.$H$5]" office:value-type="float" office:value="541.679999999994" calcext:value-type="float">
            <text:p>541,680</text:p>
          </table:table-cell>
          <table:table-cell table:style-name="ce108" table:formula="of:=([.C71]-[.$C$17])*[.$H$5]" office:value-type="float" office:value="75.36" calcext:value-type="float">
            <text:p>75,360</text:p>
          </table:table-cell>
          <table:table-cell table:style-name="ce108" table:formula="of:=([.D71]-[.$D$17])*[.$H$5]" office:value-type="float" office:value="174.12" calcext:value-type="float">
            <text:p>174,120</text:p>
          </table:table-cell>
          <table:table-cell table:style-name="ce93" table:formula="of:=TEXT([.H71]-[.H69];&quot;#,##k&quot;)" office:value-type="string" office:string-value="k" calcext:value-type="string">
            <text:p>k</text:p>
          </table:table-cell>
          <table:table-cell table:style-name="ce101" table:formula="of:=IF([.G71]/[.F71]*100&gt;20;TEXT([.G71]/[.F71]*100;&quot;##,## CZ&quot;);TEXT([.G71]/[.F71]*100;&quot;##,##&quot;))" office:value-type="string" office:string-value="13,91" calcext:value-type="string">
            <text:p>13,91</text:p>
          </table:table-cell>
          <table:table-cell table:style-name="ce129" table:formula="of:=IF([.H71]/[.F71]*100&gt;15;TEXT([.H71]/[.F71]*100;&quot;##,## CZ&quot;);TEXT([.H71]/[.F71]*100;&quot;##,##&quot;))" office:value-type="string" office:string-value="32,14 CZ" calcext:value-type="string">
            <text:p>32,1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9]/[.F69]*100)-([.H71]/[.F71]*100)" office:value-type="float" office:value="0.639112218230856" calcext:value-type="float">
            <text:p>0,64</text:p>
          </table:table-cell>
          <table:table-cell table:number-columns-repeated="1011"/>
        </table:table-row>
        <table:table-row table:style-name="ro3">
          <table:table-cell/>
          <table:table-cell table:style-name="ce25" office:value-type="string" calcext:value-type="string">
            <text:p>kompanzasyon açıldı</text:p>
          </table:table-cell>
          <table:table-cell table:number-columns-repeated="3"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3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3]-[.$B$17])*[.$H$5]" office:value-type="float" office:value="546.299999999994" calcext:value-type="float">
            <text:p>546,300</text:p>
          </table:table-cell>
          <table:table-cell table:style-name="ce108" table:formula="of:=([.C73]-[.$C$17])*[.$H$5]" office:value-type="float" office:value="75.4199999999995" calcext:value-type="float">
            <text:p>75,42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# CZ&quot;);TEXT([.G73]/[.F73]*100;&quot;##,##&quot;))" office:value-type="string" office:string-value="13,81" calcext:value-type="string">
            <text:p>13,81</text:p>
          </table:table-cell>
          <table:table-cell table:style-name="ce129" table:formula="of:=IF([.H73]/[.F73]*100&gt;15;TEXT([.H73]/[.F73]*100;&quot;##,## CZ&quot;);TEXT([.H73]/[.F73]*100;&quot;##,##&quot;))" office:value-type="string" office:string-value="31,89 CZ" calcext:value-type="string">
            <text:p>31,8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9]/[.F69]*100)-([.H73]/[.F73]*100)" office:value-type="float" office:value="0.8889883130309" calcext:value-type="float">
            <text:p>0,89</text:p>
          </table:table-cell>
          <table:table-cell table:number-columns-repeated="1011"/>
        </table:table-row>
        <table:table-row table:style-name="ro3">
          <table:table-cell/>
          <table:table-cell table:style-name="ce25" office:value-type="string" calcext:value-type="string">
            <text:p>kompanzasyon kapatıldı</text:p>
          </table:table-cell>
          <table:table-cell/>
          <table:table-cell table:style-name="ce25"/>
          <table:table-cell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3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5]-[.$B$17])*[.$H$5]" office:value-type="float" office:value="551.939999999997" calcext:value-type="float">
            <text:p>551,940</text:p>
          </table:table-cell>
          <table:table-cell table:style-name="ce108" table:formula="of:=([.C75]-[.$C$17])*[.$H$5]" office:value-type="float" office:value="75.9" calcext:value-type="float">
            <text:p>75,9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# CZ&quot;);TEXT([.G75]/[.F75]*100;&quot;##,##&quot;))" office:value-type="string" office:string-value="13,75" calcext:value-type="string">
            <text:p>13,75</text:p>
          </table:table-cell>
          <table:table-cell table:style-name="ce129" table:formula="of:=IF([.H75]/[.F75]*100&gt;15;TEXT([.H75]/[.F75]*100;&quot;##,## CZ&quot;);TEXT([.H75]/[.F75]*100;&quot;##,##&quot;))" office:value-type="string" office:string-value="31,57 CZ" calcext:value-type="string">
            <text:p>31,57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71]/[.F71]*100)-([.H75]/[.F75]*100)" office:value-type="float" office:value="0.575790755318661" calcext:value-type="float">
            <text:p>0,5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6]-[.$B$17])*[.$H$5]" office:value-type="float" office:value="553.920000000005" calcext:value-type="float">
            <text:p>553,920</text:p>
          </table:table-cell>
          <table:table-cell table:style-name="ce108" table:formula="of:=([.C76]-[.$C$17])*[.$H$5]" office:value-type="float" office:value="77.8799999999993" calcext:value-type="float">
            <text:p>77,8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# CZ&quot;);TEXT([.G76]/[.F76]*100;&quot;##,##&quot;))" office:value-type="string" office:string-value="14,06" calcext:value-type="string">
            <text:p>14,06</text:p>
          </table:table-cell>
          <table:table-cell table:style-name="ce129" table:formula="of:=IF([.H76]/[.F76]*100&gt;15;TEXT([.H76]/[.F76]*100;&quot;##,## CZ&quot;);TEXT([.H76]/[.F76]*100;&quot;##,##&quot;))" office:value-type="string" office:string-value="31,46 CZ" calcext:value-type="string">
            <text:p>31,46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73]/[.F73]*100)-([.H76]/[.F7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7]-[.$B$17])*[.$H$5]" office:value-type="float" office:value="560.280000000005" calcext:value-type="float">
            <text:p>560,280</text:p>
          </table:table-cell>
          <table:table-cell table:style-name="ce108" table:formula="of:=([.C77]-[.$C$17])*[.$H$5]" office:value-type="float" office:value="78.7199999999999" calcext:value-type="float">
            <text:p>78,720</text:p>
          </table:table-cell>
          <table:table-cell table:style-name="ce108" table:formula="of:=([.D7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7]/[.F77]*100&gt;20;TEXT([.G77]/[.F77]*100;&quot;##,## CZ&quot;);TEXT([.G77]/[.F77]*100;&quot;##,##&quot;))" office:value-type="string" office:string-value="14,05" calcext:value-type="string">
            <text:p>14,05</text:p>
          </table:table-cell>
          <table:table-cell table:style-name="ce129" table:formula="of:=IF([.H77]/[.F77]*100&gt;15;TEXT([.H77]/[.F77]*100;&quot;##,## CZ&quot;);TEXT([.H77]/[.F77]*100;&quot;##,##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75]/[.F75]*100)-([.H77]/[.F77]*100)" office:value-type="float" office:value="0.469912420058012" calcext:value-type="float">
            <text:p>0,47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78]-[.$B$17])*[.$H$5]" office:value-type="float" office:value="566.700000000003" calcext:value-type="float">
            <text:p>566,700</text:p>
          </table:table-cell>
          <table:table-cell table:style-name="ce85" table:formula="of:=([.C78]-[.$C$17])*[.$H$5]" office:value-type="float" office:value="81.4799999999994" calcext:value-type="float">
            <text:p>81,480</text:p>
          </table:table-cell>
          <table:table-cell table:style-name="ce85" table:formula="of:=([.D78]-[.$D$17])*[.$H$5]" office:value-type="float" office:value="174.24" calcext:value-type="float">
            <text:p>174,240</text:p>
          </table:table-cell>
          <table:table-cell table:style-name="ce98" table:formula="of:=TEXT([.H78]-[.H71];&quot;#,##k&quot;)" office:value-type="string" office:string-value=",12k" calcext:value-type="string">
            <text:p>,12k</text:p>
          </table:table-cell>
          <table:table-cell table:style-name="ce101" table:formula="of:=IF([.G78]/[.F78]*100&gt;20;TEXT([.G78]/[.F78]*100;&quot;##,## CZ&quot;);TEXT([.G78]/[.F78]*100;&quot;##,##&quot;))" office:value-type="string" office:string-value="14,38" calcext:value-type="string">
            <text:p>14,38</text:p>
          </table:table-cell>
          <table:table-cell table:style-name="ce129" table:formula="of:=IF([.H78]/[.F78]*100&gt;15;TEXT([.H78]/[.F78]*100;&quot;##,## CZ&quot;);TEXT([.H78]/[.F78]*100;&quot;##,##&quot;))" office:value-type="string" office:string-value="30,75 CZ" calcext:value-type="string">
            <text:p>30,75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76]/[.F76]*100)-([.H78]/[.F78]*100)" office:value-type="float" office:value="0.70937921176402" calcext:value-type="float">
            <text:p>0,71</text:p>
          </table:table-cell>
          <table:table-cell table:style-name="ce198" table:formula="of:=SUM([.M71:.M78])" office:value-type="float" office:value="3.72194045254404" calcext:value-type="float">
            <text:p>3,72</text:p>
          </table:table-cell>
          <table:table-cell table:number-columns-repeated="1010"/>
        </table:table-row>
        <table:table-row table:style-name="ro3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575.400000000002" calcext:value-type="float">
            <text:p>575,400</text:p>
          </table:table-cell>
          <table:table-cell table:style-name="ce108" table:formula="of:=([.C79]-[.$C$17])*[.$H$5]" office:value-type="float" office:value="85.7399999999993" calcext:value-type="float">
            <text:p>85,74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93" table:formula="of:=TEXT([.H79]-[.H78];&quot;#,##k&quot;)" office:value-type="string" office:string-value="k" calcext:value-type="string">
            <text:p>k</text:p>
          </table:table-cell>
          <table:table-cell table:style-name="ce101" table:formula="of:=IF([.G79]/[.F79]*100&gt;20;TEXT([.G79]/[.F79]*100;&quot;##,## CZ&quot;);TEXT([.G79]/[.F79]*100;&quot;##,##&quot;))" office:value-type="string" office:string-value="14,9" calcext:value-type="string">
            <text:p>14,9</text:p>
          </table:table-cell>
          <table:table-cell table:style-name="ce129" table:formula="of:=IF([.H79]/[.F79]*100&gt;15;TEXT([.H79]/[.F79]*100;&quot;##,## CZ&quot;);TEXT([.H79]/[.F79]*100;&quot;##,##&quot;))" office:value-type="string" office:string-value="30,28 CZ" calcext:value-type="string">
            <text:p>30,28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8]/[.F78]*100)-([.H79]/[.F79]*100)" office:value-type="float" office:value="0.464883406539421" calcext:value-type="float">
            <text:p>0,4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0]-[.$B$17])*[.$H$5]" office:value-type="float" office:value="577.680000000003" calcext:value-type="float">
            <text:p>577,680</text:p>
          </table:table-cell>
          <table:table-cell table:style-name="ce108" table:formula="of:=([.C80]-[.$C$17])*[.$H$5]" office:value-type="float" office:value="85.7399999999993" calcext:value-type="float">
            <text:p>85,740</text:p>
          </table:table-cell>
          <table:table-cell table:style-name="ce108" table:formula="of:=([.D8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0]/[.F80]*100&gt;20;TEXT([.G80]/[.F80]*100;&quot;##,## CZ&quot;);TEXT([.G80]/[.F80]*100;&quot;##,##&quot;))" office:value-type="string" office:string-value="14,84" calcext:value-type="string">
            <text:p>14,84</text:p>
          </table:table-cell>
          <table:table-cell table:style-name="ce129" table:formula="of:=IF([.H80]/[.F80]*100&gt;15;TEXT([.H80]/[.F80]*100;&quot;##,## CZ&quot;);TEXT([.H80]/[.F80]*100;&quot;##,##&quot;))" office:value-type="string" office:string-value="30,16 CZ" calcext:value-type="string">
            <text:p>30,16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79]/[.F79]*100)-([.H80]/[.F8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1]-[.$B$17])*[.$H$5]" office:value-type="float" office:value="585.479999999996" calcext:value-type="float">
            <text:p>585,480</text:p>
          </table:table-cell>
          <table:table-cell table:style-name="ce108" table:formula="of:=([.C81]-[.$C$17])*[.$H$5]" office:value-type="float" office:value="87.1799999999993" calcext:value-type="float">
            <text:p>87,180</text:p>
          </table:table-cell>
          <table:table-cell table:style-name="ce108" table:formula="of:=([.D8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1]/[.F81]*100&gt;20;TEXT([.G81]/[.F81]*100;&quot;##,## CZ&quot;);TEXT([.G81]/[.F81]*100;&quot;##,##&quot;))" office:value-type="string" office:string-value="14,89" calcext:value-type="string">
            <text:p>14,89</text:p>
          </table:table-cell>
          <table:table-cell table:style-name="ce129" table:formula="of:=IF([.H81]/[.F81]*100&gt;15;TEXT([.H81]/[.F81]*100;&quot;##,## CZ&quot;);TEXT([.H81]/[.F81]*100;&quot;##,##&quot;))" office:value-type="string" office:string-value="29,76 CZ" calcext:value-type="string">
            <text:p>29,76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80]/[.F80]*100)-([.H81]/[.F8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82]-[.$B$17])*[.$H$5]" office:value-type="float" office:value="594.719999999995" calcext:value-type="float">
            <text:p>594,720</text:p>
          </table:table-cell>
          <table:table-cell table:style-name="ce85" table:formula="of:=([.C82]-[.$C$17])*[.$H$5]" office:value-type="float" office:value="89.1" calcext:value-type="float">
            <text:p>89,100</text:p>
          </table:table-cell>
          <table:table-cell table:style-name="ce85" table:formula="of:=([.D82]-[.$D$17])*[.$H$5]" office:value-type="float" office:value="174.24" calcext:value-type="float">
            <text:p>174,240</text:p>
          </table:table-cell>
          <table:table-cell table:style-name="ce98" table:formula="of:=TEXT([.H82]-[.H79];&quot;#,##k&quot;)" office:value-type="string" office:string-value="k" calcext:value-type="string">
            <text:p>k</text:p>
          </table:table-cell>
          <table:table-cell table:style-name="ce101" table:formula="of:=IF([.G82]/[.F82]*100&gt;20;TEXT([.G82]/[.F82]*100;&quot;##,## CZ&quot;);TEXT([.G82]/[.F82]*100;&quot;##,##&quot;))" office:value-type="string" office:string-value="14,98" calcext:value-type="string">
            <text:p>14,98</text:p>
          </table:table-cell>
          <table:table-cell table:style-name="ce129" table:formula="of:=IF([.H82]/[.F82]*100&gt;15;TEXT([.H82]/[.F82]*100;&quot;##,## CZ&quot;);TEXT([.H82]/[.F82]*100;&quot;##,##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81]/[.F81]*100)-([.H82]/[.F82]*100)" office:value-type="float" office:value="0.462375938386867" calcext:value-type="float">
            <text:p>0,46</text:p>
          </table:table-cell>
          <table:table-cell table:style-name="ce198" table:formula="of:=SUM([.M79:.M82])" office:value-type="float" office:value="1.44860585753848" calcext:value-type="float">
            <text:p>1,45</text:p>
          </table:table-cell>
          <table:table-cell table:number-columns-repeated="1010"/>
        </table:table-row>
        <table:table-row table:style-name="ro3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/>
          <table:table-cell table:style-name="ce85" table:formula="of:=([.B83]-[.$B$17])*[.$H$5]" office:value-type="float" office:value="599.520000000005" calcext:value-type="float">
            <text:p>599,520</text:p>
          </table:table-cell>
          <table:table-cell table:style-name="ce85" table:formula="of:=([.C83]-[.$C$17])*[.$H$5]" office:value-type="float" office:value="92.6399999999998" calcext:value-type="float">
            <text:p>92,640</text:p>
          </table:table-cell>
          <table:table-cell table:style-name="ce85" table:formula="of:=([.D83]-[.$D$17])*[.$H$5]" office:value-type="float" office:value="174.24" calcext:value-type="float">
            <text:p>174,240</text:p>
          </table:table-cell>
          <table:table-cell table:style-name="ce93" table:formula="of:=TEXT([.H83]-[.H82];&quot;#,##k&quot;)" office:value-type="string" office:string-value="k" calcext:value-type="string">
            <text:p>k</text:p>
          </table:table-cell>
          <table:table-cell table:style-name="ce101" table:formula="of:=IF([.G83]/[.F83]*100&gt;20;TEXT([.G83]/[.F83]*100;&quot;##,## CZ&quot;);TEXT([.G83]/[.F83]*100;&quot;##,##&quot;))" office:value-type="string" office:string-value="15,45" calcext:value-type="string">
            <text:p>15,45</text:p>
          </table:table-cell>
          <table:table-cell table:style-name="ce129" table:formula="of:=IF([.H83]/[.F83]*100&gt;15;TEXT([.H83]/[.F83]*100;&quot;##,## CZ&quot;);TEXT([.H83]/[.F83]*100;&quot;##,##&quot;))" office:value-type="string" office:string-value="29,06 CZ" calcext:value-type="string">
            <text:p>29,06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2]/[.F82]*100)-([.H83]/[.F83]*100)" office:value-type="float" office:value="0.234570222764621" calcext:value-type="float">
            <text:p>0,23</text:p>
          </table:table-cell>
          <table:table-cell table:style-name="ce198" table:formula="of:=[.M83]" office:value-type="float" office:value="0.234570222764621" calcext:value-type="float">
            <text:p>0,23</text:p>
          </table:table-cell>
          <table:table-cell table:number-columns-repeated="1010"/>
        </table:table-row>
        <table:table-row table:style-name="ro3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4]-[.$B$17])*[.$H$5]" office:value-type="float" office:value="602.639999999999" calcext:value-type="float">
            <text:p>602,640</text:p>
          </table:table-cell>
          <table:table-cell table:style-name="ce108" table:formula="of:=([.C84]-[.$C$17])*[.$H$5]" office:value-type="float" office:value="93.4199999999993" calcext:value-type="float">
            <text:p>93,420</text:p>
          </table:table-cell>
          <table:table-cell table:style-name="ce108" table:formula="of:=([.D84]-[.$D$17])*[.$H$5]" office:value-type="float" office:value="174.24" calcext:value-type="float">
            <text:p>174,240</text:p>
          </table:table-cell>
          <table:table-cell table:style-name="ce93" table:formula="of:=TEXT([.H84]-[.H83];&quot;#,##k&quot;)" office:value-type="string" office:string-value="k" calcext:value-type="string">
            <text:p>k</text:p>
          </table:table-cell>
          <table:table-cell table:style-name="ce101" table:formula="of:=IF([.G84]/[.F84]*100&gt;20;TEXT([.G84]/[.F84]*100;&quot;##,## CZ&quot;);TEXT([.G84]/[.F84]*100;&quot;##,##&quot;))" office:value-type="string" office:string-value="15,5" calcext:value-type="string">
            <text:p>15,5</text:p>
          </table:table-cell>
          <table:table-cell table:style-name="ce129" table:formula="of:=IF([.H84]/[.F84]*100&gt;15;TEXT([.H84]/[.F84]*100;&quot;##,## CZ&quot;);TEXT([.H84]/[.F84]*100;&quot;##,##&quot;))" office:value-type="string" office:string-value="28,91 CZ" calcext:value-type="string">
            <text:p>28,9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83]/[.F83]*100)-([.H84]/[.F84]*100)" office:value-type="float" office:value="0.150466848986632" calcext:value-type="float">
            <text:p>0,15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245" calcext:value-type="float">
            <text:p>1033,2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5]-[.$B$17])*[.$H$5]" office:value-type="float" office:value="608.639999999994" calcext:value-type="float">
            <text:p>608,640</text:p>
          </table:table-cell>
          <table:table-cell table:style-name="ce108" table:formula="of:=([.C85]-[.$C$17])*[.$H$5]" office:value-type="float" office:value="93.4199999999993" calcext:value-type="float">
            <text:p>93,420</text:p>
          </table:table-cell>
          <table:table-cell table:style-name="ce108" table:formula="of:=([.D8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5]/[.F85]*100&gt;20;TEXT([.G85]/[.F85]*100;&quot;##,## CZ&quot;);TEXT([.G85]/[.F85]*100;&quot;##,##&quot;))" office:value-type="string" office:string-value="15,35" calcext:value-type="string">
            <text:p>15,35</text:p>
          </table:table-cell>
          <table:table-cell table:style-name="ce129" table:formula="of:=IF([.H85]/[.F85]*100&gt;15;TEXT([.H85]/[.F85]*100;&quot;##,## CZ&quot;);TEXT([.H85]/[.F85]*100;&quot;##,##&quot;))" office:value-type="string" office:string-value="28,63 CZ" calcext:value-type="string">
            <text:p>28,63 CZ</text:p>
          </table:table-cell>
          <table:table-cell table:style-name="ce133" office:value-type="time" office:time-value="PT09H00M00S" calcext:value-type="time">
            <text:p>09:00</text:p>
          </table:table-cell>
          <table:table-cell table:style-name="ce175" table:formula="of:=([.H84]/[.F84]*100)-([.H85]/[.F85]*100)" office:value-type="float" office:value="0.285023499127245" calcext:value-type="float">
            <text:p>0,29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6]-[.$B$17])*[.$H$5]" office:value-type="float" office:value="619.140000000004" calcext:value-type="float">
            <text:p>619,140</text:p>
          </table:table-cell>
          <table:table-cell table:style-name="ce108" table:formula="of:=([.C86]-[.$C$17])*[.$H$5]" office:value-type="float" office:value="97.68" calcext:value-type="float">
            <text:p>97,680</text:p>
          </table:table-cell>
          <table:table-cell table:style-name="ce108" table:formula="of:=([.D8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6]/[.F86]*100&gt;20;TEXT([.G86]/[.F86]*100;&quot;##,## CZ&quot;);TEXT([.G86]/[.F86]*100;&quot;##,##&quot;))" office:value-type="string" office:string-value="15,78" calcext:value-type="string">
            <text:p>15,78</text:p>
          </table:table-cell>
          <table:table-cell table:style-name="ce129" table:formula="of:=IF([.H86]/[.F86]*100&gt;15;TEXT([.H86]/[.F86]*100;&quot;##,## CZ&quot;);TEXT([.H86]/[.F86]*100;&quot;##,##&quot;))" office:value-type="string" office:string-value="28,14 CZ" calcext:value-type="string">
            <text:p>28,14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5]/[.F85]*100)-([.H86]/[.F86]*100)" office:value-type="float" office:value="0.485498405288183" calcext:value-type="float">
            <text:p>0,49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87]-[.$B$17])*[.$H$5]" office:value-type="float" office:value="633.959999999995" calcext:value-type="float">
            <text:p>633,960</text:p>
          </table:table-cell>
          <table:table-cell table:style-name="ce85" table:formula="of:=([.C87]-[.$C$17])*[.$H$5]" office:value-type="float" office:value="109.679999999999" calcext:value-type="float">
            <text:p>109,680</text:p>
          </table:table-cell>
          <table:table-cell table:style-name="ce85" table:formula="of:=([.D87]-[.$D$17])*[.$H$5]" office:value-type="float" office:value="174.24" calcext:value-type="float">
            <text:p>174,240</text:p>
          </table:table-cell>
          <table:table-cell table:style-name="ce98" table:formula="of:=TEXT([.H87]-[.H83];&quot;#,##k&quot;)" office:value-type="string" office:string-value="k" calcext:value-type="string">
            <text:p>k</text:p>
          </table:table-cell>
          <table:table-cell table:style-name="ce101" table:formula="of:=IF([.G87]/[.F87]*100&gt;20;TEXT([.G87]/[.F87]*100;&quot;##,## CZ&quot;);TEXT([.G87]/[.F87]*100;&quot;##,##&quot;))" office:value-type="string" office:string-value="17,3" calcext:value-type="string">
            <text:p>17,3</text:p>
          </table:table-cell>
          <table:table-cell table:style-name="ce129" table:formula="of:=IF([.H87]/[.F87]*100&gt;15;TEXT([.H87]/[.F87]*100;&quot;##,## CZ&quot;);TEXT([.H87]/[.F87]*100;&quot;##,##&quot;))" office:value-type="string" office:string-value="27,48 CZ" calcext:value-type="string">
            <text:p>27,48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6]/[.F86]*100)-([.H87]/[.F87]*100)" office:value-type="float" office:value="0.657877974278229" calcext:value-type="float">
            <text:p>0,66</text:p>
          </table:table-cell>
          <table:table-cell table:style-name="ce198" table:formula="of:=SUM([.M84:.M87])" office:value-type="float" office:value="1.57886672768029" calcext:value-type="float">
            <text:p>1,58</text:p>
          </table:table-cell>
          <table:table-cell table:number-columns-repeated="1010"/>
        </table:table-row>
        <table:table-row table:style-name="ro3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8]-[.$B$17])*[.$H$5]" office:value-type="float" office:value="639.240000000007" calcext:value-type="float">
            <text:p>639,240</text:p>
          </table:table-cell>
          <table:table-cell table:style-name="ce108" table:formula="of:=([.C88]-[.$C$17])*[.$H$5]" office:value-type="float" office:value="113.4" calcext:value-type="float">
            <text:p>113,400</text:p>
          </table:table-cell>
          <table:table-cell table:style-name="ce108" table:formula="of:=([.D88]-[.$D$17])*[.$H$5]" office:value-type="float" office:value="174.24" calcext:value-type="float">
            <text:p>174,240</text:p>
          </table:table-cell>
          <table:table-cell table:style-name="ce93" table:formula="of:=TEXT([.H88]-[.H87];&quot;#,##k&quot;)" office:value-type="string" office:string-value="k" calcext:value-type="string">
            <text:p>k</text:p>
          </table:table-cell>
          <table:table-cell table:style-name="ce101" table:formula="of:=IF([.G88]/[.F88]*100&gt;20;TEXT([.G88]/[.F88]*100;&quot;##,## CZ&quot;);TEXT([.G88]/[.F88]*100;&quot;##,##&quot;))" office:value-type="string" office:string-value="17,74" calcext:value-type="string">
            <text:p>17,74</text:p>
          </table:table-cell>
          <table:table-cell table:style-name="ce129" table:formula="of:=IF([.H88]/[.F88]*100&gt;15;TEXT([.H88]/[.F88]*100;&quot;##,## CZ&quot;);TEXT([.H88]/[.F88]*100;&quot;##,##&quot;))" office:value-type="string" office:string-value="27,26 CZ" calcext:value-type="string">
            <text:p>27,2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7]/[.F87]*100)-([.H88]/[.F88]*100)" office:value-type="float" office:value="0.227015748152038" calcext:value-type="float">
            <text:p>0,23</text:p>
          </table:table-cell>
          <table:table-cell table:style-name="ce188"/>
          <table:table-cell table:number-columns-repeated="1010"/>
        </table:table-row>
        <table:table-row table:style-name="ro3">
          <table:table-cell/>
          <table:table-cell table:style-name="ce25" office:value-type="string" calcext:value-type="string">
            <text:p>kompanzasyon açıldı</text:p>
          </table:table-cell>
          <table:table-cell table:number-columns-repeated="7"/>
          <table:table-cell table:style-name="ce101"/>
          <table:table-cell table:style-name="ce129"/>
          <table:table-cell table:number-columns-repeated="1013"/>
        </table:table-row>
        <table:table-row table:style-name="ro3">
          <table:table-cell/>
          <table:table-cell office:value-type="float" office:value="1033.889" calcext:value-type="float">
            <text:p>1033,889</text:p>
          </table:table-cell>
          <table:table-cell office:value-type="float" office:value="70.432" calcext:value-type="float">
            <text:p>70,43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90]-[.$B$17])*[.$H$5]" office:value-type="float" office:value="647.279999999994" calcext:value-type="float">
            <text:p>647,280</text:p>
          </table:table-cell>
          <table:table-cell table:style-name="ce108" table:formula="of:=([.C90]-[.$C$17])*[.$H$5]" office:value-type="float" office:value="113.52" calcext:value-type="float">
            <text:p>113,520</text:p>
          </table:table-cell>
          <table:table-cell table:style-name="ce108" table:formula="of:=([.D9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90]/[.F90]*100&gt;20;TEXT([.G90]/[.F90]*100;&quot;##,## CZ&quot;);TEXT([.G90]/[.F90]*100;&quot;##,##&quot;))" office:value-type="string" office:string-value="17,54" calcext:value-type="string">
            <text:p>17,54</text:p>
          </table:table-cell>
          <table:table-cell table:style-name="ce129" table:formula="of:=IF([.H90]/[.F90]*100&gt;15;TEXT([.H90]/[.F90]*100;&quot;##,## CZ&quot;);TEXT([.H90]/[.F90]*100;&quot;##,##&quot;))" office:value-type="string" office:string-value="26,92 CZ" calcext:value-type="string">
            <text:p>26,92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8]/[.F88]*100)-([.H90]/[.F90]*100)" office:value-type="float" office:value="0.338569459463898" calcext:value-type="float">
            <text:p>0,34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91]-[.$B$17])*[.$H$5]" office:value-type="float" office:value="649.32" calcext:value-type="float">
            <text:p>649,320</text:p>
          </table:table-cell>
          <table:table-cell table:style-name="ce108" table:formula="of:=([.C91]-[.$C$17])*[.$H$5]" office:value-type="float" office:value="113.639999999999" calcext:value-type="float">
            <text:p>113,640</text:p>
          </table:table-cell>
          <table:table-cell table:style-name="ce108" table:formula="of:=([.D91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91]/[.F91]*100&gt;20;TEXT([.G91]/[.F91]*100;&quot;##,## CZ&quot;);TEXT([.G91]/[.F91]*100;&quot;##,##&quot;))" office:value-type="string" office:string-value="17,5" calcext:value-type="string">
            <text:p>17,5</text:p>
          </table:table-cell>
          <table:table-cell table:style-name="ce129" table:formula="of:=IF([.H91]/[.F91]*100&gt;15;TEXT([.H91]/[.F91]*100;&quot;##,## CZ&quot;);TEXT([.H91]/[.F91]*100;&quot;##,##&quot;))" office:value-type="string" office:string-value="26,84 CZ" calcext:value-type="string">
            <text:p>26,84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90]/[.F90]*100)-([.H91]/[.F91]*100)" office:value-type="float" office:value="0.075331653540875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92]-[.$B$17])*[.$H$5]" office:value-type="float" office:value="655.08" calcext:value-type="float">
            <text:p>655,080</text:p>
          </table:table-cell>
          <table:table-cell table:style-name="ce108" table:formula="of:=([.C92]-[.$C$17])*[.$H$5]" office:value-type="float" office:value="113.999999999999" calcext:value-type="float">
            <text:p>114,000</text:p>
          </table:table-cell>
          <table:table-cell table:style-name="ce108" table:formula="of:=([.D92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92]/[.F92]*100&gt;20;TEXT([.G92]/[.F92]*100;&quot;##,## CZ&quot;);TEXT([.G92]/[.F92]*100;&quot;##,##&quot;))" office:value-type="string" office:string-value="17,4" calcext:value-type="string">
            <text:p>17,4</text:p>
          </table:table-cell>
          <table:table-cell table:style-name="ce129" table:formula="of:=IF([.H92]/[.F92]*100&gt;15;TEXT([.H92]/[.F92]*100;&quot;##,## CZ&quot;);TEXT([.H92]/[.F92]*100;&quot;##,##&quot;))" office:value-type="string" office:string-value="26,61 CZ" calcext:value-type="string">
            <text:p>26,61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91]/[.F91]*100)-([.H92]/[.F92]*100)" office:value-type="float" office:value="0.236029752071591" calcext:value-type="float">
            <text:p>0,24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93]-[.$B$17])*[.$H$5]" office:value-type="float" office:value="661.920000000002" calcext:value-type="float">
            <text:p>661,920</text:p>
          </table:table-cell>
          <table:table-cell table:style-name="ce85" table:formula="of:=([.C93]-[.$C$17])*[.$H$5]" office:value-type="float" office:value="114.06" calcext:value-type="float">
            <text:p>114,060</text:p>
          </table:table-cell>
          <table:table-cell table:style-name="ce85" table:formula="of:=([.D93]-[.$D$17])*[.$H$5]" office:value-type="float" office:value="174.72" calcext:value-type="float">
            <text:p>174,720</text:p>
          </table:table-cell>
          <table:table-cell table:style-name="ce98" table:formula="of:=TEXT([.H93]-[.H87];&quot;#,##k&quot;)" office:value-type="string" office:string-value=",48k" calcext:value-type="string">
            <text:p>,48k</text:p>
          </table:table-cell>
          <table:table-cell table:style-name="ce101" table:formula="of:=IF([.G93]/[.F93]*100&gt;20;TEXT([.G93]/[.F93]*100;&quot;##,## CZ&quot;);TEXT([.G93]/[.F93]*100;&quot;##,##&quot;))" office:value-type="string" office:string-value="17,23" calcext:value-type="string">
            <text:p>17,23</text:p>
          </table:table-cell>
          <table:table-cell table:style-name="ce129" table:formula="of:=IF([.H93]/[.F93]*100&gt;15;TEXT([.H93]/[.F93]*100;&quot;##,## CZ&quot;);TEXT([.H93]/[.F93]*100;&quot;##,##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2]/[.F92]*100)-([.H93]/[.F93]*100)" office:value-type="float" office:value="0.211498173277025" calcext:value-type="float">
            <text:p>0,21</text:p>
          </table:table-cell>
          <table:table-cell table:style-name="ce198" table:formula="of:=SUM([.M88:.M93])" office:value-type="float" office:value="1.08844478650543" calcext:value-type="float">
            <text:p>1,09</text:p>
          </table:table-cell>
          <table:table-cell table:number-columns-repeated="1010"/>
        </table:table-row>
        <table:table-row table:style-name="ro3">
          <table:table-cell office:value-type="date" office:date-value="2021-12-22" calcext:value-type="date">
            <text:p>22.Ara</text:p>
          </table:table-cell>
          <table:table-cell office:value-type="float" office:value="1034.239" calcext:value-type="float">
            <text:p>1034,239</text:p>
          </table:table-cell>
          <table:table-cell office:value-type="float" office:value="70.458" calcext:value-type="float">
            <text:p>70,458</text:p>
          </table:table-cell>
          <table:table-cell office:value-type="float" office:value="57.448" calcext:value-type="float">
            <text:p>57,448</text:p>
          </table:table-cell>
          <table:table-cell/>
          <table:table-cell table:style-name="ce108" table:formula="of:=([.B94]-[.$B$17])*[.$H$5]" office:value-type="float" office:value="668.280000000002" calcext:value-type="float">
            <text:p>668,280</text:p>
          </table:table-cell>
          <table:table-cell table:style-name="ce108" table:formula="of:=([.C94]-[.$C$17])*[.$H$5]" office:value-type="float" office:value="115.08" calcext:value-type="float">
            <text:p>115,080</text:p>
          </table:table-cell>
          <table:table-cell table:style-name="ce108" table:formula="of:=([.D94]-[.$D$17])*[.$H$5]" office:value-type="float" office:value="174.84" calcext:value-type="float">
            <text:p>174,840</text:p>
          </table:table-cell>
          <table:table-cell table:style-name="ce93" table:formula="of:=TEXT([.H94]-[.H93];&quot;#,##k&quot;)" office:value-type="string" office:string-value=",12k" calcext:value-type="string">
            <text:p>,12k</text:p>
          </table:table-cell>
          <table:table-cell table:style-name="ce101" table:formula="of:=IF([.G94]/[.F94]*100&gt;20;TEXT([.G94]/[.F94]*100;&quot;##,## CZ&quot;);TEXT([.G94]/[.F94]*100;&quot;##,##&quot;))" office:value-type="string" office:string-value="17,22" calcext:value-type="string">
            <text:p>17,22</text:p>
          </table:table-cell>
          <table:table-cell table:style-name="ce129" table:formula="of:=IF([.H94]/[.F94]*100&gt;15;TEXT([.H94]/[.F94]*100;&quot;##,## CZ&quot;);TEXT([.H94]/[.F94]*100;&quot;##,##&quot;))" office:value-type="string" office:string-value="26,16 CZ" calcext:value-type="string">
            <text:p>26,16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93]/[.F93]*100)-([.H94]/[.F94]*100)" office:value-type="float" office:value="0.233252787138358" calcext:value-type="float">
            <text:p>0,23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float" office:value="1034.583" calcext:value-type="float">
            <text:p>1034,583</text:p>
          </table:table-cell>
          <table:table-cell office:value-type="float" office:value="70.485" calcext:value-type="float">
            <text:p>70,485</text:p>
          </table:table-cell>
          <table:table-cell office:value-type="float" office:value="57.457" calcext:value-type="float">
            <text:p>57,457</text:p>
          </table:table-cell>
          <table:table-cell/>
          <table:table-cell table:style-name="ce108" table:formula="of:=([.B95]-[.$B$17])*[.$H$5]" office:value-type="float" office:value="688.920000000005" calcext:value-type="float">
            <text:p>688,920</text:p>
          </table:table-cell>
          <table:table-cell table:style-name="ce108" table:formula="of:=([.C95]-[.$C$17])*[.$H$5]" office:value-type="float" office:value="116.7" calcext:value-type="float">
            <text:p>116,700</text:p>
          </table:table-cell>
          <table:table-cell table:style-name="ce108" table:formula="of:=([.D95]-[.$D$17])*[.$H$5]" office:value-type="float" office:value="175.38" calcext:value-type="float">
            <text:p>175,380</text:p>
          </table:table-cell>
          <table:table-cell table:style-name="ce78"/>
          <table:table-cell table:style-name="ce101" table:formula="of:=IF([.G95]/[.F95]*100&gt;20;TEXT([.G95]/[.F95]*100;&quot;##,## CZ&quot;);TEXT([.G95]/[.F95]*100;&quot;##,##&quot;))" office:value-type="string" office:string-value="16,94" calcext:value-type="string">
            <text:p>16,94</text:p>
          </table:table-cell>
          <table:table-cell table:style-name="ce129" table:formula="of:=IF([.H95]/[.F95]*100&gt;15;TEXT([.H95]/[.F95]*100;&quot;##,## CZ&quot;);TEXT([.H95]/[.F95]*100;&quot;##,##&quot;))" office:value-type="string" office:string-value="25,46 CZ" calcext:value-type="string">
            <text:p>25,4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94]/[.F94]*100)-([.H95]/[.F95]*100)" office:value-type="float" office:value="0.705448884071682" calcext:value-type="float">
            <text:p>0,7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4.7" calcext:value-type="float">
            <text:p>1034,700</text:p>
          </table:table-cell>
          <table:table-cell office:value-type="float" office:value="70.487" calcext:value-type="float">
            <text:p>70,487</text:p>
          </table:table-cell>
          <table:table-cell office:value-type="float" office:value="57.458" calcext:value-type="float">
            <text:p>57,458</text:p>
          </table:table-cell>
          <table:table-cell/>
          <table:table-cell table:style-name="ce108" table:formula="of:=([.B96]-[.$B$17])*[.$H$5]" office:value-type="float" office:value="695.940000000003" calcext:value-type="float">
            <text:p>695,940</text:p>
          </table:table-cell>
          <table:table-cell table:style-name="ce108" table:formula="of:=([.C96]-[.$C$17])*[.$H$5]" office:value-type="float" office:value="116.819999999999" calcext:value-type="float">
            <text:p>116,820</text:p>
          </table:table-cell>
          <table:table-cell table:style-name="ce108" table:formula="of:=([.D96]-[.$D$17])*[.$H$5]" office:value-type="float" office:value="175.44" calcext:value-type="float">
            <text:p>175,440</text:p>
          </table:table-cell>
          <table:table-cell table:style-name="ce78"/>
          <table:table-cell table:style-name="ce101" table:formula="of:=IF([.G96]/[.F96]*100&gt;20;TEXT([.G96]/[.F96]*100;&quot;##,## CZ&quot;);TEXT([.G96]/[.F96]*100;&quot;##,##&quot;))" office:value-type="string" office:string-value="16,79" calcext:value-type="string">
            <text:p>16,79</text:p>
          </table:table-cell>
          <table:table-cell table:style-name="ce129" table:formula="of:=IF([.H96]/[.F96]*100&gt;15;TEXT([.H96]/[.F96]*100;&quot;##,## CZ&quot;);TEXT([.H96]/[.F96]*100;&quot;##,##&quot;))" office:value-type="string" office:string-value="25,21 CZ" calcext:value-type="string">
            <text:p>25,21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95]/[.F95]*100)-([.H96]/[.F96]*100)" office:value-type="float" office:value="0.248167667692382" calcext:value-type="float">
            <text:p>0,25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5"/>
          <table:table-cell table:style-name="ce45" office:value-type="float" office:value="1034.758" calcext:value-type="float">
            <text:p>1034,758</text:p>
          </table:table-cell>
          <table:table-cell table:style-name="ce45" office:value-type="float" office:value="70.5" calcext:value-type="float">
            <text:p>70,500</text:p>
          </table:table-cell>
          <table:table-cell table:style-name="ce45" office:value-type="float" office:value="57.463" calcext:value-type="float">
            <text:p>57,463</text:p>
          </table:table-cell>
          <table:table-cell table:style-name="ce45"/>
          <table:table-cell table:style-name="ce108" table:formula="of:=([.B97]-[.$B$17])*[.$H$5]" office:value-type="float" office:value="699.420000000002" calcext:value-type="float">
            <text:p>699,420</text:p>
          </table:table-cell>
          <table:table-cell table:style-name="ce108" table:formula="of:=([.C97]-[.$C$17])*[.$H$5]" office:value-type="float" office:value="117.6" calcext:value-type="float">
            <text:p>117,600</text:p>
          </table:table-cell>
          <table:table-cell table:style-name="ce108" table:formula="of:=([.D97]-[.$D$17])*[.$H$5]" office:value-type="float" office:value="175.74" calcext:value-type="float">
            <text:p>175,740</text:p>
          </table:table-cell>
          <table:table-cell table:style-name="ce93" table:formula="of:=TEXT([.H97]-[.H93];&quot;#,##k&quot;)" office:value-type="string" office:string-value="1,02k" calcext:value-type="string">
            <text:p>1,02k</text:p>
          </table:table-cell>
          <table:table-cell table:style-name="ce101" table:formula="of:=IF([.G97]/[.F97]*100&gt;20;TEXT([.G97]/[.F97]*100;&quot;##,## CZ&quot;);TEXT([.G97]/[.F97]*100;&quot;##,##&quot;))" office:value-type="string" office:string-value="16,81" calcext:value-type="string">
            <text:p>16,81</text:p>
          </table:table-cell>
          <table:table-cell table:style-name="ce129" table:formula="of:=IF([.H97]/[.F97]*100&gt;15;TEXT([.H97]/[.F97]*100;&quot;##,## CZ&quot;);TEXT([.H97]/[.F97]*100;&quot;##,##&quot;))" office:value-type="string" office:string-value="25,13 CZ" calcext:value-type="string">
            <text:p>25,13 CZ</text:p>
          </table:table-cell>
          <table:table-cell table:style-name="ce133" office:value-type="time" office:time-value="PT17H00M00S" calcext:value-type="time">
            <text:p>17:00</text:p>
          </table:table-cell>
          <table:table-cell table:style-name="ce175" table:formula="of:=([.H96]/[.F96]*100)-([.H97]/[.F97]*100)" office:value-type="float" office:value="0.0825363339922944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9"/>
          <table:table-cell table:style-name="ce69" office:value-type="string" calcext:value-type="string">
            <text:p>kompanzasyon kapatıldı</text:p>
          </table:table-cell>
          <table:table-cell table:style-name="ce69" table:number-columns-repeated="6"/>
          <table:table-cell table:style-name="ce137"/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94:.M97])" office:value-type="float" office:value="1.26940567289472" calcext:value-type="float">
            <text:p>1,27</text:p>
          </table:table-cell>
          <table:table-cell table:number-columns-repeated="1010"/>
        </table:table-row>
        <table:table-row table:style-name="ro3">
          <table:table-cell office:value-type="date" office:date-value="2021-12-23" calcext:value-type="date">
            <text:p>23.Ara</text:p>
          </table:table-cell>
          <table:table-cell office:value-type="float" office:value="1034.856" calcext:value-type="float">
            <text:p>1034,856</text:p>
          </table:table-cell>
          <table:table-cell office:value-type="float" office:value="70.532" calcext:value-type="float">
            <text:p>70,532</text:p>
          </table:table-cell>
          <table:table-cell office:value-type="float" office:value="57.463" calcext:value-type="float">
            <text:p>57,463</text:p>
          </table:table-cell>
          <table:table-cell/>
          <table:table-cell table:style-name="ce108" table:formula="of:=([.B99]-[.$B$17])*[.$H$5]" office:value-type="float" office:value="705.3" calcext:value-type="float">
            <text:p>705,300</text:p>
          </table:table-cell>
          <table:table-cell table:style-name="ce108" table:formula="of:=([.C99]-[.$C$17])*[.$H$5]" office:value-type="float" office:value="119.519999999999" calcext:value-type="float">
            <text:p>119,520</text:p>
          </table:table-cell>
          <table:table-cell table:style-name="ce108" table:formula="of:=([.D99]-[.$D$17])*[.$H$5]" office:value-type="float" office:value="175.74" calcext:value-type="float">
            <text:p>175,740</text:p>
          </table:table-cell>
          <table:table-cell table:style-name="ce93" table:formula="of:=TEXT([.H99]-[.H97];&quot;#,##k&quot;)" office:value-type="string" office:string-value="k" calcext:value-type="string">
            <text:p>k</text:p>
          </table:table-cell>
          <table:table-cell table:style-name="ce101" table:formula="of:=IF([.G99]/[.F99]*100&gt;20;TEXT([.G99]/[.F99]*100;&quot;##,## CZ&quot;);TEXT([.G99]/[.F99]*100;&quot;##,##&quot;))" office:value-type="string" office:string-value="16,95" calcext:value-type="string">
            <text:p>16,95</text:p>
          </table:table-cell>
          <table:table-cell table:style-name="ce129" table:formula="of:=IF([.H99]/[.F99]*100&gt;15;TEXT([.H99]/[.F99]*100;&quot;##,## CZ&quot;);TEXT([.H99]/[.F99]*100;&quot;##,##&quot;))" office:value-type="string" office:string-value="24,92 CZ" calcext:value-type="string">
            <text:p>24,9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97]/[.F97]*100)-([.H99]/[.F99]*100)" office:value-type="float" office:value="0.209476841727948" calcext:value-type="float">
            <text:p>0,21</text:p>
          </table:table-cell>
          <table:table-cell table:style-name="Default"/>
          <table:table-cell table:number-columns-repeated="1010"/>
        </table:table-row>
        <table:table-row table:style-name="ro3">
          <table:table-cell/>
          <table:table-cell office:value-type="string" calcext:value-type="string">
            <text:p>kompanzasyon açıldı</text:p>
          </table:table-cell>
          <table:table-cell table:number-columns-repeated="1022"/>
        </table:table-row>
        <table:table-row table:style-name="ro3">
          <table:table-cell/>
          <table:table-cell office:value-type="float" office:value="1035.068" calcext:value-type="float">
            <text:p>1035,068</text:p>
          </table:table-cell>
          <table:table-cell office:value-type="float" office:value="70.536" calcext:value-type="float">
            <text:p>70,536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101]-[.$B$17])*[.$H$5]" office:value-type="float" office:value="718.019999999999" calcext:value-type="float">
            <text:p>718,020</text:p>
          </table:table-cell>
          <table:table-cell table:style-name="ce108" table:formula="of:=([.C101]-[.$C$17])*[.$H$5]" office:value-type="float" office:value="119.76" calcext:value-type="float">
            <text:p>119,760</text:p>
          </table:table-cell>
          <table:table-cell table:style-name="ce108" table:formula="of:=([.D101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101]/[.F101]*100&gt;20;TEXT([.G101]/[.F101]*100;&quot;##,## CZ&quot;);TEXT([.G101]/[.F101]*100;&quot;##,##&quot;))" office:value-type="string" office:string-value="16,68" calcext:value-type="string">
            <text:p>16,68</text:p>
          </table:table-cell>
          <table:table-cell table:style-name="ce129" table:formula="of:=IF([.H101]/[.F101]*100&gt;15;TEXT([.H101]/[.F101]*100;&quot;##,## CZ&quot;);TEXT([.H101]/[.F101]*100;&quot;##,##&quot;))" office:value-type="string" office:string-value="24,49 CZ" calcext:value-type="string">
            <text:p>24,49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99]/[.F99]*100)-([.H101]/[.F101]*100)" office:value-type="float" office:value="0.42470259824464" calcext:value-type="float">
            <text:p>0,4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1035.124" calcext:value-type="float">
            <text:p>1035,124</text:p>
          </table:table-cell>
          <table:table-cell office:value-type="float" office:value="70.537" calcext:value-type="float">
            <text:p>70,537</text:p>
          </table:table-cell>
          <table:table-cell office:value-type="float" office:value="57.465" calcext:value-type="float">
            <text:p>57,465</text:p>
          </table:table-cell>
          <table:table-cell/>
          <table:table-cell table:style-name="ce108" table:formula="of:=([.B102]-[.$B$17])*[.$H$5]" office:value-type="float" office:value="721.380000000002" calcext:value-type="float">
            <text:p>721,380</text:p>
          </table:table-cell>
          <table:table-cell table:style-name="ce108" table:formula="of:=([.C102]-[.$C$17])*[.$H$5]" office:value-type="float" office:value="119.82" calcext:value-type="float">
            <text:p>119,820</text:p>
          </table:table-cell>
          <table:table-cell table:style-name="ce108" table:formula="of:=([.D102]-[.$D$17])*[.$H$5]" office:value-type="float" office:value="175.86" calcext:value-type="float">
            <text:p>175,860</text:p>
          </table:table-cell>
          <table:table-cell table:style-name="ce78"/>
          <table:table-cell table:style-name="ce101" table:formula="of:=IF([.G102]/[.F102]*100&gt;20;TEXT([.G102]/[.F102]*100;&quot;##,## CZ&quot;);TEXT([.G102]/[.F102]*100;&quot;##,##&quot;))" office:value-type="string" office:string-value="16,61" calcext:value-type="string">
            <text:p>16,61</text:p>
          </table:table-cell>
          <table:table-cell table:style-name="ce129" table:formula="of:=IF([.H102]/[.F102]*100&gt;15;TEXT([.H102]/[.F102]*100;&quot;##,## CZ&quot;);TEXT([.H102]/[.F102]*100;&quot;##,##&quot;))" office:value-type="string" office:string-value="24,38 CZ" calcext:value-type="string">
            <text:p>24,38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101]/[.F101]*100)-([.H102]/[.F102]*100)" office:value-type="float" office:value="0.114079000458499" calcext:value-type="float">
            <text:p>0,11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office:value-type="float" office:value="1035.276" calcext:value-type="float">
            <text:p>1035,276</text:p>
          </table:table-cell>
          <table:table-cell table:style-name="ce69" office:value-type="float" office:value="70.539" calcext:value-type="float">
            <text:p>70,539</text:p>
          </table:table-cell>
          <table:table-cell table:style-name="ce69" office:value-type="float" office:value="57.467" calcext:value-type="float">
            <text:p>57,467</text:p>
          </table:table-cell>
          <table:table-cell table:style-name="ce69"/>
          <table:table-cell table:style-name="ce85" table:formula="of:=([.B103]-[.$B$17])*[.$H$5]" office:value-type="float" office:value="730.500000000004" calcext:value-type="float">
            <text:p>730,500</text:p>
          </table:table-cell>
          <table:table-cell table:style-name="ce85" table:formula="of:=([.C103]-[.$C$17])*[.$H$5]" office:value-type="float" office:value="119.94" calcext:value-type="float">
            <text:p>119,940</text:p>
          </table:table-cell>
          <table:table-cell table:style-name="ce85" table:formula="of:=([.D103]-[.$D$17])*[.$H$5]" office:value-type="float" office:value="175.98" calcext:value-type="float">
            <text:p>175,980</text:p>
          </table:table-cell>
          <table:table-cell table:style-name="ce80"/>
          <table:table-cell table:style-name="ce135" table:formula="of:=IF([.G103]/[.F103]*100&gt;20;TEXT([.G103]/[.F103]*100;&quot;##,## CZ&quot;);TEXT([.G103]/[.F103]*100;&quot;##,##&quot;))" office:value-type="string" office:string-value="16,42" calcext:value-type="string">
            <text:p>16,42</text:p>
          </table:table-cell>
          <table:table-cell table:style-name="ce151" table:formula="of:=IF([.H103]/[.F103]*100&gt;15;TEXT([.H103]/[.F103]*100;&quot;##,## CZ&quot;);TEXT([.H103]/[.F103]*100;&quot;##,##&quot;))" office:value-type="string" office:string-value="24,09 CZ" calcext:value-type="string">
            <text:p>24,09 CZ</text:p>
          </table:table-cell>
          <table:table-cell table:style-name="ce207"/>
          <table:table-cell table:style-name="ce177" table:formula="of:=([.H102]/[.F102]*100)-([.H103]/[.F103]*100)" office:value-type="float" office:value="0.28792589699319" calcext:value-type="float">
            <text:p>0,29</text:p>
          </table:table-cell>
          <table:table-cell table:style-name="ce198" table:formula="of:=SUM([.M99:.M103])" office:value-type="float" office:value="1.03618433742428" calcext:value-type="float">
            <text:p>1,04</text:p>
          </table:table-cell>
          <table:table-cell table:number-columns-repeated="1010"/>
        </table:table-row>
        <table:table-row table:style-name="ro3">
          <table:table-cell table:style-name="ce5" office:value-type="date" office:date-value="2021-12-24" calcext:value-type="date">
            <text:p>24.Ara</text:p>
          </table:table-cell>
          <table:table-cell table:style-name="ce45" office:value-type="float" office:value="1035.276" calcext:value-type="float">
            <text:p>1035,276</text:p>
          </table:table-cell>
          <table:table-cell table:style-name="ce45" table:number-columns-repeated="3"/>
          <table:table-cell table:style-name="ce108" table:formula="of:=([.B104]-[.$B$17])*[.$H$5]" office:value-type="float" office:value="730.500000000004" calcext:value-type="float">
            <text:p>730,500</text:p>
          </table:table-cell>
          <table:table-cell table:style-name="ce108" table:formula="of:=([.C104]-[.$C$17])*[.$H$5]" office:value-type="float" office:value="-4112.4" calcext:value-type="float">
            <text:p>-4112,400</text:p>
          </table:table-cell>
          <table:table-cell table:style-name="ce108" table:formula="of:=([.D104]-[.$D$17])*[.$H$5]" office:value-type="float" office:value="-3272.04" calcext:value-type="float">
            <text:p>-3272,040</text:p>
          </table:table-cell>
          <table:table-cell table:style-name="ce93" table:formula="of:=TEXT([.H104]-[.H103];&quot;#,##k&quot;)" office:value-type="string" office:string-value="-3448,02k" calcext:value-type="string">
            <text:p>-3448,02k</text:p>
          </table:table-cell>
          <table:table-cell table:style-name="ce101" table:formula="of:=IF([.G104]/[.F104]*100&gt;20;TEXT([.G104]/[.F104]*100;&quot;##,## CZ&quot;);TEXT([.G104]/[.F104]*100;&quot;##,##&quot;))" office:value-type="string" office:string-value="-562,96" calcext:value-type="string">
            <text:p>-562,96</text:p>
          </table:table-cell>
          <table:table-cell table:style-name="ce129" table:formula="of:=IF([.H104]/[.F104]*100&gt;15;TEXT([.H104]/[.F104]*100;&quot;##,## CZ&quot;);TEXT([.H104]/[.F104]*100;&quot;##,##&quot;))" office:value-type="string" office:string-value="-447,92" calcext:value-type="string">
            <text:p>-447,92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103]/[.F103]*100)-([.H104]/[.F104]*100)" office:value-type="float" office:value="472.008213552359" calcext:value-type="float">
            <text:p>472,01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45" table:number-columns-repeated="4"/>
          <table:table-cell table:style-name="ce108" table:formula="of:=([.B105]-[.$B$17])*[.$H$5]" office:value-type="float" office:value="-61386.06" calcext:value-type="float">
            <text:p>-61386,060</text:p>
          </table:table-cell>
          <table:table-cell table:style-name="ce108" table:formula="of:=([.C105]-[.$C$17])*[.$H$5]" office:value-type="float" office:value="-4112.4" calcext:value-type="float">
            <text:p>-4112,400</text:p>
          </table:table-cell>
          <table:table-cell table:style-name="ce108" table:formula="of:=([.D105]-[.$D$17])*[.$H$5]" office:value-type="float" office:value="-3272.04" calcext:value-type="float">
            <text:p>-3272,040</text:p>
          </table:table-cell>
          <table:table-cell table:style-name="ce78"/>
          <table:table-cell table:style-name="ce101" table:formula="of:=IF([.G105]/[.F105]*100&gt;20;TEXT([.G105]/[.F105]*100;&quot;##,## CZ&quot;);TEXT([.G105]/[.F105]*100;&quot;##,##&quot;))" office:value-type="string" office:string-value="6,7" calcext:value-type="string">
            <text:p>6,7</text:p>
          </table:table-cell>
          <table:table-cell table:style-name="ce129" table:formula="of:=IF([.H105]/[.F105]*100&gt;15;TEXT([.H105]/[.F105]*100;&quot;##,## CZ&quot;);TEXT([.H105]/[.F105]*100;&quot;##,##&quot;))" office:value-type="string" office:string-value="5,33" calcext:value-type="string">
            <text:p>5,33</text:p>
          </table:table-cell>
          <table:table-cell table:style-name="ce133"/>
          <table:table-cell table:style-name="ce175" table:formula="of:=([.H104]/[.F104]*100)-([.H105]/[.F105]*100)" office:value-type="float" office:value="-453.24813001224" calcext:value-type="float">
            <text:p>-453,25</text:p>
          </table:table-cell>
          <table:table-cell table:number-columns-repeated="1011"/>
        </table:table-row>
        <table:table-row table:style-name="ro3">
          <table:table-cell table:style-name="ce29"/>
          <table:table-cell table:style-name="ce69" table:number-columns-repeated="4"/>
          <table:table-cell table:style-name="ce85" table:formula="of:=([.B106]-[.$B$17])*[.$H$5]" office:value-type="float" office:value="-61386.06" calcext:value-type="float">
            <text:p>-61386,060</text:p>
          </table:table-cell>
          <table:table-cell table:style-name="ce85" table:formula="of:=([.C106]-[.$C$17])*[.$H$5]" office:value-type="float" office:value="-4112.4" calcext:value-type="float">
            <text:p>-4112,400</text:p>
          </table:table-cell>
          <table:table-cell table:style-name="ce85" table:formula="of:=([.D106]-[.$D$17])*[.$H$5]" office:value-type="float" office:value="-3272.04" calcext:value-type="float">
            <text:p>-3272,040</text:p>
          </table:table-cell>
          <table:table-cell table:style-name="ce98" table:formula="of:=TEXT([.H106]-[.H103];&quot;#,##k&quot;)" office:value-type="string" office:string-value="-3448,02k" calcext:value-type="string">
            <text:p>-3448,02k</text:p>
          </table:table-cell>
          <table:table-cell table:style-name="ce135" table:formula="of:=IF([.G106]/[.F106]*100&gt;20;TEXT([.G106]/[.F106]*100;&quot;##,## CZ&quot;);TEXT([.G106]/[.F106]*100;&quot;##,##&quot;))" office:value-type="string" office:string-value="6,7" calcext:value-type="string">
            <text:p>6,7</text:p>
          </table:table-cell>
          <table:table-cell table:style-name="ce151" table:formula="of:=IF([.H106]/[.F106]*100&gt;15;TEXT([.H106]/[.F106]*100;&quot;##,## CZ&quot;);TEXT([.H106]/[.F106]*100;&quot;##,##&quot;))" office:value-type="string" office:string-value="5,33" calcext:value-type="string">
            <text:p>5,33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105]/[.F105]*100)-([.H106]/[.F106]*100)" office:value-type="float" office:value="0" calcext:value-type="float">
            <text:p>0,00</text:p>
          </table:table-cell>
          <table:table-cell table:style-name="ce198" table:formula="of:=SUM([.M104:.M106])" office:value-type="float" office:value="18.760083540119" calcext:value-type="float">
            <text:p>18,76</text:p>
          </table:table-cell>
          <table:table-cell table:number-columns-repeated="1010"/>
        </table:table-row>
        <table:table-row table:style-name="ro3" table:number-rows-repeated="10484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7" table:default-cell-style-name="ce215"/>
        <table:table-column table:style-name="co18" table:default-cell-style-name="ce215"/>
        <table:table-column table:style-name="co19" table:default-cell-style-name="ce215"/>
        <table:table-column table:style-name="co20" table:default-cell-style-name="ce215"/>
        <table:table-column table:style-name="co21" table:default-cell-style-name="ce215"/>
        <table:table-column table:style-name="co22" table:default-cell-style-name="ce215"/>
        <table:table-column table:style-name="co23" table:default-cell-style-name="ce215"/>
        <table:table-column table:style-name="co22" table:default-cell-style-name="ce215"/>
        <table:table-column table:style-name="co23" table:default-cell-style-name="ce215"/>
        <table:table-column table:style-name="co16" table:number-columns-repeated="1015" table:default-cell-style-name="ce215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17" office:value-type="string" calcext:value-type="string" table:number-columns-spanned="7" table:number-rows-spanned="1">
            <text:p>Role Yazarı</text:p>
          </table:table-cell>
          <table:covered-table-cell table:style-name="ce217"/>
          <table:covered-table-cell table:number-columns-repeated="4" table:style-name="ce220"/>
          <table:covered-table-cell table:style-name="ce222"/>
          <table:table-cell table:style-name="ce222"/>
          <table:table-cell table:number-columns-repeated="1015"/>
        </table:table-row>
        <table:table-row table:style-name="ro2" table:number-rows-repeated="2">
          <table:table-cell/>
          <table:table-cell table:style-name="ce218" table:number-columns-repeated="2"/>
          <table:table-cell table:number-columns-repeated="4"/>
          <table:table-cell table:style-name="ce223" table:number-columns-repeated="2"/>
          <table:table-cell table:number-columns-repeated="1015"/>
        </table:table-row>
        <table:table-row table:style-name="ro2">
          <table:table-cell/>
          <table:table-cell table:style-name="ce219" table:number-columns-repeated="2"/>
          <table:table-cell table:style-name="ce221" table:number-columns-repeated="4"/>
          <table:table-cell table:style-name="ce224" table:number-columns-repeated="2"/>
          <table:table-cell table:number-columns-repeated="1015"/>
        </table:table-row>
        <table:table-row table:style-name="ro2">
          <table:table-cell table:style-name="ce216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16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23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.00.0000</text:date>, <text:time style:data-style-name="N2" text:time-value="17:08:57.034274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23T17:09:59.280673429</dc:date>
    <meta:editing-duration>P1DT6H38M41S</meta:editing-duration>
    <meta:editing-cycles>75</meta:editing-cycles>
    <meta:generator>LibreOffice/7.1.7.2$Linux_X86_64 LibreOffice_project/10$Build-2</meta:generator>
    <meta:print-date>2021-12-09T10:11:04.023758218</meta:print-date>
    <meta:document-statistic meta:table-count="2" meta:cell-count="1040" meta:object-count="4"/>
  </office:meta>
</office:document-meta>
</file>